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7.4476in" svg:height="4.1366in" svg:x="2.9429in" svg:y="10.5244in">
            <draw:object draw:notify-on-update-of-ranges="'F1-mean'.U2:'F1-mean'.U2 'F1-mean'.U3:'F1-mean'.U15 'F1-mean'.AK2:'F1-mean'.AK2 'F1-mean'.AK3:'F1-mean'.AK17 'F1-mean'.AO2:'F1-mean'.AO2 'F1-mean'.AO3:'F1-mean'.AO17 'F1-mean'.AG2:'F1-mean'.AG2 'F1-mean'.AG3:'F1-mean'.AG18 'F1-mean'.AR2:'F1-mean'.AR2 'F1-mean'.AR3:'F1-mean'.AR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1.2953in" svg:y="10.4685in">
            <draw:object draw:notify-on-update-of-ranges="'F1-mean'.U2:'F1-mean'.U2 'F1-mean'.U3:'F1-mean'.U15 'F1-mean'.AK2:'F1-mean'.AK2 'F1-mean'.AK3:'F1-mean'.AK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6.2988in" svg:height="3.5429in" svg:x="18.022in" svg:y="10.5039in">
            <draw:object draw:notify-on-update-of-ranges="'F1-mean'.AK2:'F1-mean'.AK2 'F1-mean'.AK3:'F1-mean'.AK17 'F1-mean'.AP2:'F1-mean'.AP2 'F1-mean'.AP3:'F1-mean'.AP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9.6665in" svg:height="5.437in" svg:x="24.6157in" svg:y="10.4213in">
            <draw:object draw:notify-on-update-of-ranges="'F1-mean'.U2:'F1-mean'.U2 'F1-mean'.U3:'F1-mean'.U15 'F1-mean'.AG2:'F1-mean'.AG2 'F1-mean'.AG3:'F1-mean'.AG20 'F1-mean'.AH2:'F1-mean'.AH2 'F1-mean'.AH3:'F1-mean'.AH1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6.2988in" svg:height="3.5429in" svg:x="11.2705in" svg:y="3.002in">
            <draw:object draw:notify-on-update-of-ranges="'F1-mean'.AG2:'F1-mean'.AG2 'F1-mean'.AG3:'F1-mean'.AG20 'F1-mean'.AH2:'F1-mean'.AH2 'F1-mean'.AH3:'F1-mean'.AH14 'F1-mean'.AQ2:'F1-mean'.AQ2 'F1-mean'.AQ3:'F1-mean'.AQ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30"/>
          <table:table-cell table:style-name="Default" office:value-type="string" calcext:value-type="string">
            <text:p>-------</text:p>
          </table:table-cell>
          <table:table-cell table:style-name="Default"/>
          <table:table-cell table:style-name="Default" office:value-type="string" calcext:value-type="string">
            <text:p>????</text:p>
          </table:table-cell>
          <table:table-cell table:style-name="Default" table:number-columns-repeated="7"/>
          <table:table-cell table:number-columns-repeated="2" table:style-name="Default" office:value-type="string" calcext:value-type="string">
            <text:p>-------</text:p>
          </table:table-cell>
          <table:table-cell table:style-name="Default" table:number-columns-repeated="980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_old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2_2_2</text:p>
          </table:table-cell>
          <table:table-cell table:style-name="ce3" office:value-type="string" calcext:value-type="string">
            <text:p>V12_3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office:value-type="string" calcext:value-type="string">
            <text:p>v14</text:p>
          </table:table-cell>
          <table:table-cell table:style-name="ce3" office:value-type="string" calcext:value-type="string">
            <text:p>V5_6_4</text:p>
          </table:table-cell>
          <table:table-cell table:style-name="ce3" office:value-type="string" calcext:value-type="string">
            <text:p>V5_6_5</text:p>
          </table:table-cell>
          <table:table-cell table:style-name="ce3" office:value-type="string" calcext:value-type="string">
            <text:p>v16</text:p>
          </table:table-cell>
          <table:table-cell table:style-name="ce3" office:value-type="string" calcext:value-type="string">
            <text:p>v17</text:p>
          </table:table-cell>
          <table:table-cell table:style-name="ce3" office:value-type="string" calcext:value-type="string">
            <text:p>V12_5</text:p>
          </table:table-cell>
          <table:table-cell table:style-name="ce3" office:value-type="string" calcext:value-type="string">
            <text:p>V12_6</text:p>
          </table:table-cell>
          <table:table-cell table:style-name="ce3" office:value-type="string" calcext:value-type="string">
            <text:p>V12_7</text:p>
          </table:table-cell>
          <table:table-cell table:style-name="ce3" table:number-columns-repeated="9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630765" calcext:value-type="float">
            <text:p>0.630765</text:p>
          </table:table-cell>
          <table:table-cell office:value-type="float" office:value="0.660165" calcext:value-type="float">
            <text:p>0.660165</text:p>
          </table:table-cell>
          <table:table-cell office:value-type="float" office:value="0.663703" calcext:value-type="float">
            <text:p>0.663703</text:p>
          </table:table-cell>
          <table:table-cell office:value-type="float" office:value="0.626495" calcext:value-type="float">
            <text:p>0.626495</text:p>
          </table:table-cell>
          <table:table-cell office:value-type="float" office:value="0.334953" calcext:value-type="float">
            <text:p>0.334953</text:p>
          </table:table-cell>
          <table:table-cell office:value-type="float" office:value="0.662236" calcext:value-type="float">
            <text:p>0.662236</text:p>
          </table:table-cell>
          <table:table-cell office:value-type="float" office:value="0.660245" calcext:value-type="float">
            <text:p>0.660245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76335" calcext:value-type="float">
            <text:p>0.676335</text:p>
          </table:table-cell>
          <table:table-cell office:value-type="float" office:value="0.641331" calcext:value-type="float">
            <text:p>0.641331</text:p>
          </table:table-cell>
          <table:table-cell office:value-type="float" office:value="0.648531" calcext:value-type="float">
            <text:p>0.648531</text:p>
          </table:table-cell>
          <table:table-cell office:value-type="float" office:value="0.634919" calcext:value-type="float">
            <text:p>0.634919</text:p>
          </table:table-cell>
          <table:table-cell office:value-type="float" office:value="0.592724" calcext:value-type="float">
            <text:p>0.592724</text:p>
          </table:table-cell>
          <table:table-cell office:value-type="float" office:value="0.231944" calcext:value-type="float">
            <text:p>0.231944</text:p>
          </table:table-cell>
          <table:table-cell office:value-type="float" office:value="0.568131" calcext:value-type="float">
            <text:p>0.568131</text:p>
          </table:table-cell>
          <table:table-cell office:value-type="float" office:value="0.630555" calcext:value-type="float">
            <text:p>0.630555</text:p>
          </table:table-cell>
          <table:table-cell office:value-type="float" office:value="0.673109" calcext:value-type="float">
            <text:p>0.673109</text:p>
          </table:table-cell>
          <table:table-cell office:value-type="float" office:value="0.685378" calcext:value-type="float">
            <text:p>0.685378</text:p>
          </table:table-cell>
          <table:table-cell office:value-type="float" office:value="0.432242" calcext:value-type="float">
            <text:p>0.432242</text:p>
          </table:table-cell>
          <table:table-cell table:style-name="Default" office:value-type="float" office:value="0.618821" calcext:value-type="float">
            <text:p>0.618821</text:p>
          </table:table-cell>
          <table:table-cell table:number-columns-repeated="978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0.668119" calcext:value-type="float">
            <text:p>0.668119</text:p>
          </table:table-cell>
          <table:table-cell office:value-type="float" office:value="0.662372" calcext:value-type="float">
            <text:p>0.662372</text:p>
          </table:table-cell>
          <table:table-cell office:value-type="float" office:value="0.656621" calcext:value-type="float">
            <text:p>0.656621</text:p>
          </table:table-cell>
          <table:table-cell office:value-type="float" office:value="0.449642" calcext:value-type="float">
            <text:p>0.449642</text:p>
          </table:table-cell>
          <table:table-cell office:value-type="float" office:value="0.670406" calcext:value-type="float">
            <text:p>0.670406</text:p>
          </table:table-cell>
          <table:table-cell office:value-type="float" office:value="0.676209" calcext:value-type="float">
            <text:p>0.676209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25026" calcext:value-type="float">
            <text:p>0.625026</text:p>
          </table:table-cell>
          <table:table-cell office:value-type="float" office:value="0.661283" calcext:value-type="float">
            <text:p>0.661283</text:p>
          </table:table-cell>
          <table:table-cell office:value-type="float" office:value="0.664686" calcext:value-type="float">
            <text:p>0.664686</text:p>
          </table:table-cell>
          <table:table-cell office:value-type="float" office:value="0.656608" calcext:value-type="float">
            <text:p>0.656608</text:p>
          </table:table-cell>
          <table:table-cell office:value-type="float" office:value="0.629232" calcext:value-type="float">
            <text:p>0.629232</text:p>
          </table:table-cell>
          <table:table-cell office:value-type="float" office:value="0.512682" calcext:value-type="float">
            <text:p>0.512682</text:p>
          </table:table-cell>
          <table:table-cell office:value-type="float" office:value="0.614736" calcext:value-type="float">
            <text:p>0.614736</text:p>
          </table:table-cell>
          <table:table-cell office:value-type="float" office:value="0.641358" calcext:value-type="float">
            <text:p>0.641358</text:p>
          </table:table-cell>
          <table:table-cell office:value-type="float" office:value="0.692285" calcext:value-type="float">
            <text:p>0.692285</text:p>
          </table:table-cell>
          <table:table-cell office:value-type="float" office:value="0.667529" calcext:value-type="float">
            <text:p>0.6675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16878" calcext:value-type="float">
            <text:p>0.616878</text:p>
          </table:table-cell>
          <table:table-cell table:number-columns-repeated="978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67044" calcext:value-type="float">
            <text:p>0.667044</text:p>
          </table:table-cell>
          <table:table-cell office:value-type="float" office:value="0.659126" calcext:value-type="float">
            <text:p>0.659126</text:p>
          </table:table-cell>
          <table:table-cell office:value-type="float" office:value="0.672819" calcext:value-type="float">
            <text:p>0.672819</text:p>
          </table:table-cell>
          <table:table-cell table:style-name="ce4" office:value-type="string" calcext:value-type="string">
            <text:p>wait…</text:p>
          </table:table-cell>
          <table:table-cell office:value-type="float" office:value="0.651298" calcext:value-type="float">
            <text:p>0.651298</text:p>
          </table:table-cell>
          <table:table-cell/>
          <table:table-cell office:value-type="float" office:value="0.680497" calcext:value-type="float">
            <text:p>0.680497</text:p>
          </table:table-cell>
          <table:table-cell office:value-type="float" office:value="0.68867" calcext:value-type="float">
            <text:p>0.68867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90964" calcext:value-type="float">
            <text:p>0.690964</text:p>
          </table:table-cell>
          <table:table-cell office:value-type="float" office:value="0.672188" calcext:value-type="float">
            <text:p>0.672188</text:p>
          </table:table-cell>
          <table:table-cell office:value-type="float" office:value="0.674523" calcext:value-type="float">
            <text:p>0.674523</text:p>
          </table:table-cell>
          <table:table-cell office:value-type="float" office:value="0.669963" calcext:value-type="float">
            <text:p>0.669963</text:p>
          </table:table-cell>
          <table:table-cell office:value-type="float" office:value="0.631095" calcext:value-type="float">
            <text:p>0.631095</text:p>
          </table:table-cell>
          <table:table-cell office:value-type="float" office:value="0.577655" calcext:value-type="float">
            <text:p>0.577655</text:p>
          </table:table-cell>
          <table:table-cell office:value-type="float" office:value="0.646176" calcext:value-type="float">
            <text:p>0.646176</text:p>
          </table:table-cell>
          <table:table-cell office:value-type="float" office:value="0.643918" calcext:value-type="float">
            <text:p>0.643918</text:p>
          </table:table-cell>
          <table:table-cell office:value-type="float" office:value="0.661156" calcext:value-type="float">
            <text:p>0.661156</text:p>
          </table:table-cell>
          <table:table-cell office:value-type="float" office:value="0.688554" calcext:value-type="float">
            <text:p>0.688554</text:p>
          </table:table-cell>
          <table:table-cell/>
          <table:table-cell office:value-type="float" office:value="0.656152" calcext:value-type="float">
            <text:p>0.656152</text:p>
          </table:table-cell>
          <table:table-cell table:number-columns-repeated="978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684392" calcext:value-type="float">
            <text:p>0.684392</text:p>
          </table:table-cell>
          <table:table-cell/>
          <table:table-cell office:value-type="float" office:value="0.664997" calcext:value-type="float">
            <text:p>0.664997</text:p>
          </table:table-cell>
          <table:table-cell/>
          <table:table-cell office:value-type="float" office:value="0.674481" calcext:value-type="float">
            <text:p>0.674481</text:p>
          </table:table-cell>
          <table:table-cell office:value-type="float" office:value="0.677726" calcext:value-type="float">
            <text:p>0.677726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75452" calcext:value-type="float">
            <text:p>0.675452</text:p>
          </table:table-cell>
          <table:table-cell office:value-type="float" office:value="0.67337" calcext:value-type="float">
            <text:p>0.67337</text:p>
          </table:table-cell>
          <table:table-cell office:value-type="float" office:value="0.656526" calcext:value-type="float">
            <text:p>0.656526</text:p>
          </table:table-cell>
          <table:table-cell office:value-type="float" office:value="0.677785" calcext:value-type="float">
            <text:p>0.677785</text:p>
          </table:table-cell>
          <table:table-cell office:value-type="float" office:value="0.640431" calcext:value-type="float">
            <text:p>0.640431</text:p>
          </table:table-cell>
          <table:table-cell office:value-type="float" office:value="0.434383" calcext:value-type="float">
            <text:p>0.434383</text:p>
          </table:table-cell>
          <table:table-cell office:value-type="float" office:value="0.65809" calcext:value-type="float">
            <text:p>0.65809</text:p>
          </table:table-cell>
          <table:table-cell office:value-type="float" office:value="0.660574" calcext:value-type="float">
            <text:p>0.660574</text:p>
          </table:table-cell>
          <table:table-cell office:value-type="float" office:value="0.689112" calcext:value-type="float">
            <text:p>0.689112</text:p>
          </table:table-cell>
          <table:table-cell office:value-type="float" office:value="0.672658" calcext:value-type="float">
            <text:p>0.672658</text:p>
          </table:table-cell>
          <table:table-cell table:number-columns-repeated="980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office:value-type="float" office:value="0.664837" calcext:value-type="float">
            <text:p>0.664837</text:p>
          </table:table-cell>
          <table:table-cell office:value-type="float" office:value="0.664218" calcext:value-type="float">
            <text:p>0.664218</text:p>
          </table:table-cell>
          <table:table-cell office:value-type="float" office:value="0.681636" calcext:value-type="float">
            <text:p>0.681636</text:p>
          </table:table-cell>
          <table:table-cell/>
          <table:table-cell office:value-type="float" office:value="0.660931" calcext:value-type="float">
            <text:p>0.660931</text:p>
          </table:table-cell>
          <table:table-cell/>
          <table:table-cell office:value-type="float" office:value="0.680281" calcext:value-type="float">
            <text:p>0.680281</text:p>
          </table:table-cell>
          <table:table-cell office:value-type="float" office:value="0.68277" calcext:value-type="float">
            <text:p>0.68277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692501" calcext:value-type="float">
            <text:p>0.692501</text:p>
          </table:table-cell>
          <table:table-cell office:value-type="float" office:value="0.670515" calcext:value-type="float">
            <text:p>0.670515</text:p>
          </table:table-cell>
          <table:table-cell office:value-type="float" office:value="0.680077" calcext:value-type="float">
            <text:p>0.680077</text:p>
          </table:table-cell>
          <table:table-cell office:value-type="float" office:value="0.679431" calcext:value-type="float">
            <text:p>0.679431</text:p>
          </table:table-cell>
          <table:table-cell office:value-type="float" office:value="0.611557" calcext:value-type="float">
            <text:p>0.611557</text:p>
          </table:table-cell>
          <table:table-cell office:value-type="float" office:value="0.546943" calcext:value-type="float">
            <text:p>0.546943</text:p>
          </table:table-cell>
          <table:table-cell office:value-type="float" office:value="0.658011" calcext:value-type="float">
            <text:p>0.658011</text:p>
          </table:table-cell>
          <table:table-cell office:value-type="float" office:value="0.656202" calcext:value-type="float">
            <text:p>0.656202</text:p>
          </table:table-cell>
          <table:table-cell office:value-type="float" office:value="0.681712" calcext:value-type="float">
            <text:p>0.681712</text:p>
          </table:table-cell>
          <table:table-cell office:value-type="float" office:value="0.686589" calcext:value-type="float">
            <text:p>0.686589</text:p>
          </table:table-cell>
          <table:table-cell table:number-columns-repeated="980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0.670513" calcext:value-type="float">
            <text:p>0.670513</text:p>
          </table:table-cell>
          <table:table-cell office:value-type="float" office:value="0.658386" calcext:value-type="float">
            <text:p>0.658386</text:p>
          </table:table-cell>
          <table:table-cell office:value-type="float" office:value="0.654785" calcext:value-type="float">
            <text:p>0.654785</text:p>
          </table:table-cell>
          <table:table-cell office:value-type="float" office:value="0.676097" calcext:value-type="float">
            <text:p>0.676097</text:p>
          </table:table-cell>
          <table:table-cell/>
          <table:table-cell office:value-type="float" office:value="0.659921" calcext:value-type="float">
            <text:p>0.659921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82429" calcext:value-type="float">
            <text:p>0.682429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685841" calcext:value-type="float">
            <text:p>0.685841</text:p>
          </table:table-cell>
          <table:table-cell office:value-type="float" office:value="0.667706" calcext:value-type="float">
            <text:p>0.667706</text:p>
          </table:table-cell>
          <table:table-cell office:value-type="float" office:value="0.673349" calcext:value-type="float">
            <text:p>0.673349</text:p>
          </table:table-cell>
          <table:table-cell office:value-type="float" office:value="0.653959" calcext:value-type="float">
            <text:p>0.653959</text:p>
          </table:table-cell>
          <table:table-cell office:value-type="float" office:value="0.657031" calcext:value-type="float">
            <text:p>0.657031</text:p>
          </table:table-cell>
          <table:table-cell office:value-type="float" office:value="0.596386" calcext:value-type="float">
            <text:p>0.596386</text:p>
          </table:table-cell>
          <table:table-cell office:value-type="float" office:value="0.668309" calcext:value-type="float">
            <text:p>0.668309</text:p>
          </table:table-cell>
          <table:table-cell office:value-type="float" office:value="0.661535" calcext:value-type="float">
            <text:p>0.661535</text:p>
          </table:table-cell>
          <table:table-cell office:value-type="float" office:value="0.686425" calcext:value-type="float">
            <text:p>0.686425</text:p>
          </table:table-cell>
          <table:table-cell office:value-type="float" office:value="0.662357" calcext:value-type="float">
            <text:p>0.662357</text:p>
          </table:table-cell>
          <table:table-cell table:number-columns-repeated="980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901" calcext:value-type="float">
            <text:p>0.675901</text:p>
          </table:table-cell>
          <table:table-cell office:value-type="float" office:value="0.651734" calcext:value-type="float">
            <text:p>0.651734</text:p>
          </table:table-cell>
          <table:table-cell office:value-type="float" office:value="0.684383" calcext:value-type="float">
            <text:p>0.684383</text:p>
          </table:table-cell>
          <table:table-cell/>
          <table:table-cell office:value-type="float" office:value="0.656834" calcext:value-type="float">
            <text:p>0.656834</text:p>
          </table:table-cell>
          <table:table-cell/>
          <table:table-cell office:value-type="float" office:value="0.680979" calcext:value-type="float">
            <text:p>0.680979</text:p>
          </table:table-cell>
          <table:table-cell office:value-type="float" office:value="0.68007" calcext:value-type="float">
            <text:p>0.68007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676295" calcext:value-type="float">
            <text:p>0.676295</text:p>
          </table:table-cell>
          <table:table-cell office:value-type="float" office:value="0.667714" calcext:value-type="float">
            <text:p>0.667714</text:p>
          </table:table-cell>
          <table:table-cell office:value-type="float" office:value="0.671088" calcext:value-type="float">
            <text:p>0.671088</text:p>
          </table:table-cell>
          <table:table-cell office:value-type="float" office:value="0.677414" calcext:value-type="float">
            <text:p>0.677414</text:p>
          </table:table-cell>
          <table:table-cell office:value-type="float" office:value="0.642882" calcext:value-type="float">
            <text:p>0.642882</text:p>
          </table:table-cell>
          <table:table-cell office:value-type="float" office:value="0.612273" calcext:value-type="float">
            <text:p>0.612273</text:p>
          </table:table-cell>
          <table:table-cell office:value-type="float" office:value="0.667142" calcext:value-type="float">
            <text:p>0.667142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680892" calcext:value-type="float">
            <text:p>0.680892</text:p>
          </table:table-cell>
          <table:table-cell table:number-columns-repeated="981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office:value-type="float" office:value="0.661707" calcext:value-type="float">
            <text:p>0.661707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657979" calcext:value-type="float">
            <text:p>0.657979</text:p>
          </table:table-cell>
          <table:table-cell office:value-type="float" office:value="0.679867" calcext:value-type="float">
            <text:p>0.679867</text:p>
          </table:table-cell>
          <table:table-cell/>
          <table:table-cell office:value-type="float" office:value="0.660777" calcext:value-type="float">
            <text:p>0.660777</text:p>
          </table:table-cell>
          <table:table-cell/>
          <table:table-cell office:value-type="float" office:value="0.688944" calcext:value-type="float">
            <text:p>0.688944</text:p>
          </table:table-cell>
          <table:table-cell/>
          <table:table-cell office:value-type="float" office:value="0.69975" calcext:value-type="float">
            <text:p>0.69975</text:p>
          </table:table-cell>
          <table:table-cell/>
          <table:table-cell office:value-type="float" office:value="0.68359" calcext:value-type="float">
            <text:p>0.68359</text:p>
          </table:table-cell>
          <table:table-cell office:value-type="float" office:value="0.663452" calcext:value-type="float">
            <text:p>0.663452</text:p>
          </table:table-cell>
          <table:table-cell office:value-type="float" office:value="0.671549" calcext:value-type="float">
            <text:p>0.671549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7453" calcext:value-type="float">
            <text:p>0.647453</text:p>
          </table:table-cell>
          <table:table-cell office:value-type="float" office:value="0.617308" calcext:value-type="float">
            <text:p>0.617308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53206" calcext:value-type="float">
            <text:p>0.653206</text:p>
          </table:table-cell>
          <table:table-cell office:value-type="float" office:value="0.684578" calcext:value-type="float">
            <text:p>0.684578</text:p>
          </table:table-cell>
          <table:table-cell table:number-columns-repeated="981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672508" calcext:value-type="float">
            <text:p>0.672508</text:p>
          </table:table-cell>
          <table:table-cell office:value-type="float" office:value="0.66301" calcext:value-type="float">
            <text:p>0.66301</text:p>
          </table:table-cell>
          <table:table-cell office:value-type="float" office:value="0.688423" calcext:value-type="float">
            <text:p>0.688423</text:p>
          </table:table-cell>
          <table:table-cell/>
          <table:table-cell office:value-type="float" office:value="0.65846" calcext:value-type="float">
            <text:p>0.65846</text:p>
          </table:table-cell>
          <table:table-cell/>
          <table:table-cell office:value-type="float" office:value="0.678891" calcext:value-type="float">
            <text:p>0.678891</text:p>
          </table:table-cell>
          <table:table-cell/>
          <table:table-cell office:value-type="float" office:value="0.689399" calcext:value-type="float">
            <text:p>0.689399</text:p>
          </table:table-cell>
          <table:table-cell table:number-columns-repeated="2"/>
          <table:table-cell table:style-name="ce4" office:value-type="string" calcext:value-type="string">
            <text:p>T___T</text:p>
          </table:table-cell>
          <table:table-cell office:value-type="float" office:value="0.670793" calcext:value-type="float">
            <text:p>0.670793</text:p>
          </table:table-cell>
          <table:table-cell office:value-type="float" office:value="0.687043" calcext:value-type="float">
            <text:p>0.687043</text:p>
          </table:table-cell>
          <table:table-cell office:value-type="float" office:value="0.64584" calcext:value-type="float">
            <text:p>0.64584</text:p>
          </table:table-cell>
          <table:table-cell office:value-type="float" office:value="0.619596" calcext:value-type="float">
            <text:p>0.619596</text:p>
          </table:table-cell>
          <table:table-cell office:value-type="float" office:value="0.658111" calcext:value-type="float">
            <text:p>0.658111</text:p>
          </table:table-cell>
          <table:table-cell office:value-type="float" office:value="0.649617" calcext:value-type="float">
            <text:p>0.649617</text:p>
          </table:table-cell>
          <table:table-cell office:value-type="float" office:value="0.691102" calcext:value-type="float">
            <text:p>0.691102</text:p>
          </table:table-cell>
          <table:table-cell table:number-columns-repeated="981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72142" calcext:value-type="float">
            <text:p>0.672142</text:p>
          </table:table-cell>
          <table:table-cell office:value-type="float" office:value="0.658285" calcext:value-type="float">
            <text:p>0.658285</text:p>
          </table:table-cell>
          <table:table-cell table:style-name="ce4" office:value-type="string" calcext:value-type="string">
            <text:p>to finish!</text:p>
          </table:table-cell>
          <table:table-cell/>
          <table:table-cell office:value-type="float" office:value="0.656036" calcext:value-type="float">
            <text:p>0.656036</text:p>
          </table:table-cell>
          <table:table-cell/>
          <table:table-cell office:value-type="float" office:value="0.681584" calcext:value-type="float">
            <text:p>0.681584</text:p>
          </table:table-cell>
          <table:table-cell/>
          <table:table-cell office:value-type="float" office:value="0.695268" calcext:value-type="float">
            <text:p>0.695268</text:p>
          </table:table-cell>
          <table:table-cell table:number-columns-repeated="3"/>
          <table:table-cell office:value-type="float" office:value="0.668489" calcext:value-type="float">
            <text:p>0.668489</text:p>
          </table:table-cell>
          <table:table-cell office:value-type="float" office:value="0.686107" calcext:value-type="float">
            <text:p>0.686107</text:p>
          </table:table-cell>
          <table:table-cell office:value-type="float" office:value="0.643412" calcext:value-type="float">
            <text:p>0.643412</text:p>
          </table:table-cell>
          <table:table-cell office:value-type="float" office:value="0.645203" calcext:value-type="float">
            <text:p>0.645203</text:p>
          </table:table-cell>
          <table:table-cell office:value-type="float" office:value="0.650885" calcext:value-type="float">
            <text:p>0.650885</text:p>
          </table:table-cell>
          <table:table-cell office:value-type="float" office:value="0.646348" calcext:value-type="float">
            <text:p>0.646348</text:p>
          </table:table-cell>
          <table:table-cell office:value-type="float" office:value="0.660321" calcext:value-type="float">
            <text:p>0.660321</text:p>
          </table:table-cell>
          <table:table-cell table:number-columns-repeated="981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/>
          <table:table-cell office:value-type="float" office:value="0.660422" calcext:value-type="float">
            <text:p>0.660422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0.663666" calcext:value-type="float">
            <text:p>0.663666</text:p>
          </table:table-cell>
          <table:table-cell table:number-columns-repeated="3"/>
          <table:table-cell table:style-name="ce4" office:value-type="string" calcext:value-type="string">
            <text:p>wait…</text:p>
          </table:table-cell>
          <table:table-cell table:number-columns-repeated="3"/>
          <table:table-cell office:value-type="float" office:value="0.697578" calcext:value-type="float">
            <text:p>0.697578</text:p>
          </table:table-cell>
          <table:table-cell table:number-columns-repeated="3"/>
          <table:table-cell office:value-type="float" office:value="0.672397" calcext:value-type="float">
            <text:p>0.672397</text:p>
          </table:table-cell>
          <table:table-cell office:value-type="float" office:value="0.678025" calcext:value-type="float">
            <text:p>0.678025</text:p>
          </table:table-cell>
          <table:table-cell office:value-type="float" office:value="0.64759" calcext:value-type="float">
            <text:p>0.64759</text:p>
          </table:table-cell>
          <table:table-cell office:value-type="float" office:value="0.638771" calcext:value-type="float">
            <text:p>0.638771</text:p>
          </table:table-cell>
          <table:table-cell office:value-type="float" office:value="0.666448" calcext:value-type="float">
            <text:p>0.666448</text:p>
          </table:table-cell>
          <table:table-cell office:value-type="float" office:value="0.647333" calcext:value-type="float">
            <text:p>0.647333</text:p>
          </table:table-cell>
          <table:table-cell office:value-type="float" office:value="0.664614" calcext:value-type="float">
            <text:p>0.664614</text:p>
          </table:table-cell>
          <table:table-cell table:number-columns-repeated="981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/>
          <table:table-cell office:value-type="float" office:value="0.670953" calcext:value-type="float">
            <text:p>0.670953</text:p>
          </table:table-cell>
          <table:table-cell office:value-type="float" office:value="0.667234" calcext:value-type="float">
            <text:p>0.667234</text:p>
          </table:table-cell>
          <table:table-cell office:value-type="float" office:value="0.669539" calcext:value-type="float">
            <text:p>0.669539</text:p>
          </table:table-cell>
          <table:table-cell table:number-columns-repeated="6"/>
          <table:table-cell office:value-type="string" calcext:value-type="string">
            <text:p>???</text:p>
          </table:table-cell>
          <table:table-cell office:value-type="float" office:value="0.695691" calcext:value-type="float">
            <text:p>0.695691</text:p>
          </table:table-cell>
          <table:table-cell table:number-columns-repeated="3"/>
          <table:table-cell office:value-type="float" office:value="0.669178" calcext:value-type="float">
            <text:p>0.669178</text:p>
          </table:table-cell>
          <table:table-cell/>
          <table:table-cell office:value-type="float" office:value="0.647978" calcext:value-type="float">
            <text:p>0.647978</text:p>
          </table:table-cell>
          <table:table-cell office:value-type="float" office:value="0.644129" calcext:value-type="float">
            <text:p>0.644129</text:p>
          </table:table-cell>
          <table:table-cell/>
          <table:table-cell office:value-type="float" office:value="0.64864" calcext:value-type="float">
            <text:p>0.64864</text:p>
          </table:table-cell>
          <table:table-cell table:number-columns-repeated="98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/>
          <table:table-cell office:value-type="float" office:value="0.673131" calcext:value-type="float">
            <text:p>0.673131</text:p>
          </table:table-cell>
          <table:table-cell office:value-type="float" office:value="0.665636" calcext:value-type="float">
            <text:p>0.665636</text:p>
          </table:table-cell>
          <table:table-cell table:number-columns-repeated="8"/>
          <table:table-cell office:value-type="float" office:value="0.695151" calcext:value-type="float">
            <text:p>0.695151</text:p>
          </table:table-cell>
          <table:table-cell table:number-columns-repeated="3"/>
          <table:table-cell office:value-type="float" office:value="0.6638" calcext:value-type="float">
            <text:p>0.6638</text:p>
          </table:table-cell>
          <table:table-cell/>
          <table:table-cell office:value-type="float" office:value="0.64901" calcext:value-type="float">
            <text:p>0.64901</text:p>
          </table:table-cell>
          <table:table-cell office:value-type="float" office:value="0.637888" calcext:value-type="float">
            <text:p>0.637888</text:p>
          </table:table-cell>
          <table:table-cell/>
          <table:table-cell office:value-type="float" office:value="0.648539" calcext:value-type="float">
            <text:p>0.648539</text:p>
          </table:table-cell>
          <table:table-cell table:number-columns-repeated="98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7"/>
          <table:table-cell office:value-type="float" office:value="0.677124" calcext:value-type="float">
            <text:p>0.677124</text:p>
          </table:table-cell>
          <table:table-cell office:value-type="float" office:value="0.6711" calcext:value-type="float">
            <text:p>0.6711</text:p>
          </table:table-cell>
          <table:table-cell table:number-columns-repeated="8"/>
          <table:table-cell office:value-type="float" office:value="0.682164" calcext:value-type="float">
            <text:p>0.682164</text:p>
          </table:table-cell>
          <table:table-cell table:number-columns-repeated="3"/>
          <table:table-cell office:value-type="float" office:value="0.664508" calcext:value-type="float">
            <text:p>0.664508</text:p>
          </table:table-cell>
          <table:table-cell table:number-columns-repeated="2"/>
          <table:table-cell office:value-type="float" office:value="0.637189" calcext:value-type="float">
            <text:p>0.6371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8"/>
          <table:table-cell office:value-type="float" office:value="0.667778" calcext:value-type="float">
            <text:p>0.667778</text:p>
          </table:table-cell>
          <table:table-cell table:number-columns-repeated="8"/>
          <table:table-cell office:value-type="float" office:value="0.681928" calcext:value-type="float">
            <text:p>0.681928</text:p>
          </table:table-cell>
          <table:table-cell table:number-columns-repeated="3"/>
          <table:table-cell office:value-type="float" office:value="0.655229" calcext:value-type="float">
            <text:p>0.655229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0.642349" calcext:value-type="float">
            <text:p>0.642349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7"/>
          <table:table-cell office:value-type="float" office:value="0.689248" calcext:value-type="float">
            <text:p>0.689248</text:p>
          </table:table-cell>
          <table:table-cell table:number-columns-repeated="4"/>
          <table:table-cell table:formula="of:=MAX([.AL3:.AL12])" office:value-type="float" office:value="0.687043" calcext:value-type="float">
            <text:p>0.687043</text:p>
          </table:table-cell>
          <table:table-cell/>
          <table:table-cell office:value-type="float" office:value="0.643077" calcext:value-type="float">
            <text:p>0.643077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8"/>
          <table:table-cell office:value-type="float" office:value="0.678421" calcext:value-type="float">
            <text:p>0.678421</text:p>
          </table:table-cell>
          <table:table-cell table:number-columns-repeated="6"/>
          <table:table-cell office:value-type="float" office:value="0.642386" calcext:value-type="float">
            <text:p>0.642386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8"/>
          <table:table-cell office:value-type="float" office:value="0.696679" calcext:value-type="float">
            <text:p>0.696679</text:p>
          </table:table-cell>
          <table:table-cell table:number-columns-repeated="6"/>
          <table:table-cell office:value-type="float" office:value="0.642348" calcext:value-type="float">
            <text:p>0.642348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25"/>
          <table:table-cell office:value-type="float" office:value="0.638271" calcext:value-type="float">
            <text:p>0.638271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36"/>
          <table:table-cell office:value-type="float" office:value="0.642032" calcext:value-type="float">
            <text:p>0.642032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29"/>
          <table:table-cell office:value-type="string" calcext:value-type="string">
            <text:p>max</text:p>
          </table:table-cell>
          <table:table-cell table:number-columns-repeated="6"/>
          <table:table-cell office:value-type="float" office:value="0.641398" calcext:value-type="float">
            <text:p>0.641398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29"/>
          <table:table-cell table:formula="of:=MAX([.AG3:.AG20])" office:value-type="float" office:value="0.69975" calcext:value-type="float">
            <text:p>0.69975</text:p>
          </table:table-cell>
          <table:table-cell table:number-columns-repeated="6"/>
          <table:table-cell office:value-type="float" office:value="0.628564" calcext:value-type="float">
            <text:p>0.628564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36"/>
          <table:table-cell office:value-type="float" office:value="0.648642" calcext:value-type="float">
            <text:p>0.648642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36"/>
          <table:table-cell office:value-type="float" office:value="0.645371" calcext:value-type="float">
            <text:p>0.645371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36"/>
          <table:table-cell office:value-type="float" office:value="0.642749" calcext:value-type="float">
            <text:p>0.642749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36"/>
          <table:table-cell office:value-type="float" office:value="0.646351" calcext:value-type="float">
            <text:p>0.646351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36"/>
          <table:table-cell office:value-type="float" office:value="0.629917" calcext:value-type="float">
            <text:p>0.629917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36"/>
          <table:table-cell table:style-name="Default" office:value-type="float" office:value="0.643499" calcext:value-type="float">
            <text:p>0.643499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36"/>
          <table:table-cell table:style-name="Default" office:value-type="float" office:value="0.646593" calcext:value-type="float">
            <text:p>0.646593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36"/>
          <table:table-cell table:style-name="Default" office:value-type="float" office:value="0.640528" calcext:value-type="float">
            <text:p>0.640528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36"/>
          <table:table-cell table:style-name="Default" office:value-type="float" office:value="0.640368" calcext:value-type="float">
            <text:p>0.640368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36"/>
          <table:table-cell table:style-name="Default" office:value-type="float" office:value="0.645039" calcext:value-type="float">
            <text:p>0.645039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36"/>
          <table:table-cell table:style-name="Default" office:value-type="float" office:value="0.64057" calcext:value-type="float">
            <text:p>0.64057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646267" calcext:value-type="float">
            <text:p>0.646267</text:p>
          </table:table-cell>
          <table:table-cell table:style-name="Default" table:number-columns-repeated="984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_old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2_2_2</text:p>
          </table:table-cell>
          <table:table-cell table:style-name="ce3" office:value-type="string" calcext:value-type="string">
            <text:p>V12_3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office:value-type="string" calcext:value-type="string">
            <text:p>v14</text:p>
          </table:table-cell>
          <table:table-cell table:style-name="ce3" office:value-type="string" calcext:value-type="string">
            <text:p>V5_6_4</text:p>
          </table:table-cell>
          <table:table-cell table:style-name="ce3" office:value-type="string" calcext:value-type="string">
            <text:p>V5_6_5</text:p>
          </table:table-cell>
          <table:table-cell table:style-name="ce3" office:value-type="string" calcext:value-type="string">
            <text:p>v16</text:p>
          </table:table-cell>
          <table:table-cell table:style-name="ce3" office:value-type="string" calcext:value-type="string">
            <text:p>v17</text:p>
          </table:table-cell>
          <table:table-cell table:style-name="ce3" office:value-type="string" calcext:value-type="string">
            <text:p>V12_5</text:p>
          </table:table-cell>
          <table:table-cell table:style-name="ce3" office:value-type="string" calcext:value-type="string">
            <text:p>V12_6</text:p>
          </table:table-cell>
          <table:table-cell table:style-name="ce3" office:value-type="string" calcext:value-type="string">
            <text:p>V12_7</text:p>
          </table:table-cell>
          <table:table-cell table:style-name="ce3" table:number-columns-repeated="9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601784" calcext:value-type="float">
            <text:p>0.601784</text:p>
          </table:table-cell>
          <table:table-cell office:value-type="float" office:value="0.577646" calcext:value-type="float">
            <text:p>0.577646</text:p>
          </table:table-cell>
          <table:table-cell office:value-type="float" office:value="0.52087" calcext:value-type="float">
            <text:p>0.52087</text:p>
          </table:table-cell>
          <table:table-cell office:value-type="float" office:value="0.499048" calcext:value-type="float">
            <text:p>0.499048</text:p>
          </table:table-cell>
          <table:table-cell office:value-type="float" office:value="0.581761" calcext:value-type="float">
            <text:p>0.581761</text:p>
          </table:table-cell>
          <table:table-cell office:value-type="float" office:value="0.561923" calcext:value-type="float">
            <text:p>0.561923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598348" calcext:value-type="float">
            <text:p>0.598348</text:p>
          </table:table-cell>
          <table:table-cell office:value-type="float" office:value="0.549172" calcext:value-type="float">
            <text:p>0.549172</text:p>
          </table:table-cell>
          <table:table-cell office:value-type="float" office:value="0.591548" calcext:value-type="float">
            <text:p>0.591548</text:p>
          </table:table-cell>
          <table:table-cell office:value-type="float" office:value="0.569569" calcext:value-type="float">
            <text:p>0.569569</text:p>
          </table:table-cell>
          <table:table-cell office:value-type="float" office:value="0.563163" calcext:value-type="float">
            <text:p>0.563163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527784" calcext:value-type="float">
            <text:p>0.527784</text:p>
          </table:table-cell>
          <table:table-cell office:value-type="float" office:value="0.55889" calcext:value-type="float">
            <text:p>0.55889</text:p>
          </table:table-cell>
          <table:table-cell office:value-type="float" office:value="0.584077" calcext:value-type="float">
            <text:p>0.584077</text:p>
          </table:table-cell>
          <table:table-cell office:value-type="float" office:value="0.607607" calcext:value-type="float">
            <text:p>0.607607</text:p>
          </table:table-cell>
          <table:table-cell office:value-type="float" office:value="0.311473" calcext:value-type="float">
            <text:p>0.311473</text:p>
          </table:table-cell>
          <table:table-cell office:value-type="float" office:value="0.503956" calcext:value-type="float">
            <text:p>0.503956</text:p>
          </table:table-cell>
          <table:table-cell table:number-columns-repeated="978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570001" calcext:value-type="float">
            <text:p>0.570001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466046" calcext:value-type="float">
            <text:p>0.466046</text:p>
          </table:table-cell>
          <table:table-cell office:value-type="float" office:value="0.607137" calcext:value-type="float">
            <text:p>0.607137</text:p>
          </table:table-cell>
          <table:table-cell office:value-type="float" office:value="0.612091" calcext:value-type="float">
            <text:p>0.612091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60302" calcext:value-type="float">
            <text:p>0.60302</text:p>
          </table:table-cell>
          <table:table-cell office:value-type="float" office:value="0.581295" calcext:value-type="float">
            <text:p>0.581295</text:p>
          </table:table-cell>
          <table:table-cell office:value-type="float" office:value="0.565934" calcext:value-type="float">
            <text:p>0.565934</text:p>
          </table:table-cell>
          <table:table-cell office:value-type="float" office:value="0.601896" calcext:value-type="float">
            <text:p>0.601896</text:p>
          </table:table-cell>
          <table:table-cell office:value-type="float" office:value="0.555606" calcext:value-type="float">
            <text:p>0.555606</text:p>
          </table:table-cell>
          <table:table-cell office:value-type="float" office:value="0.395874" calcext:value-type="float">
            <text:p>0.395874</text:p>
          </table:table-cell>
          <table:table-cell office:value-type="float" office:value="0.504646" calcext:value-type="float">
            <text:p>0.504646</text:p>
          </table:table-cell>
          <table:table-cell office:value-type="float" office:value="0.552542" calcext:value-type="float">
            <text:p>0.552542</text:p>
          </table:table-cell>
          <table:table-cell office:value-type="float" office:value="0.604807" calcext:value-type="float">
            <text:p>0.604807</text:p>
          </table:table-cell>
          <table:table-cell office:value-type="float" office:value="0.616764" calcext:value-type="float">
            <text:p>0.616764</text:p>
          </table:table-cell>
          <table:table-cell office:value-type="float" office:value="0" calcext:value-type="float">
            <text:p>0</text:p>
          </table:table-cell>
          <table:table-cell office:value-type="float" office:value="0.501023" calcext:value-type="float">
            <text:p>0.501023</text:p>
          </table:table-cell>
          <table:table-cell table:number-columns-repeated="978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566032" calcext:value-type="float">
            <text:p>0.566032</text:p>
          </table:table-cell>
          <table:table-cell office:value-type="float" office:value="0.608259" calcext:value-type="float">
            <text:p>0.608259</text:p>
          </table:table-cell>
          <table:table-cell/>
          <table:table-cell office:value-type="float" office:value="0.598125" calcext:value-type="float">
            <text:p>0.598125</text:p>
          </table:table-cell>
          <table:table-cell/>
          <table:table-cell office:value-type="float" office:value="0.58706" calcext:value-type="float">
            <text:p>0.58706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59387" calcext:value-type="float">
            <text:p>0.59387</text:p>
          </table:table-cell>
          <table:table-cell office:value-type="float" office:value="0.605001" calcext:value-type="float">
            <text:p>0.605001</text:p>
          </table:table-cell>
          <table:table-cell office:value-type="float" office:value="0.59398" calcext:value-type="float">
            <text:p>0.59398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0.473959" calcext:value-type="float">
            <text:p>0.473959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43951" calcext:value-type="float">
            <text:p>0.543951</text:p>
          </table:table-cell>
          <table:table-cell office:value-type="float" office:value="0.553991" calcext:value-type="float">
            <text:p>0.553991</text:p>
          </table:table-cell>
          <table:table-cell office:value-type="float" office:value="0.615346" calcext:value-type="float">
            <text:p>0.615346</text:p>
          </table:table-cell>
          <table:table-cell/>
          <table:table-cell office:value-type="float" office:value="0.555673" calcext:value-type="float">
            <text:p>0.555673</text:p>
          </table:table-cell>
          <table:table-cell table:number-columns-repeated="978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96615" calcext:value-type="float">
            <text:p>0.596615</text:p>
          </table:table-cell>
          <table:table-cell office:value-type="float" office:value="0.603956" calcext:value-type="float">
            <text:p>0.603956</text:p>
          </table:table-cell>
          <table:table-cell/>
          <table:table-cell office:value-type="float" office:value="0.582178" calcext:value-type="float">
            <text:p>0.582178</text:p>
          </table:table-cell>
          <table:table-cell/>
          <table:table-cell office:value-type="float" office:value="0.578176" calcext:value-type="float">
            <text:p>0.578176</text:p>
          </table:table-cell>
          <table:table-cell office:value-type="float" office:value="0.576475" calcext:value-type="float">
            <text:p>0.576475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589241" calcext:value-type="float">
            <text:p>0.589241</text:p>
          </table:table-cell>
          <table:table-cell office:value-type="float" office:value="0.587982" calcext:value-type="float">
            <text:p>0.587982</text:p>
          </table:table-cell>
          <table:table-cell office:value-type="float" office:value="0.551606" calcext:value-type="float">
            <text:p>0.551606</text:p>
          </table:table-cell>
          <table:table-cell table:style-name="Default" office:value-type="float" office:value="0.610149" calcext:value-type="float">
            <text:p>0.610149</text:p>
          </table:table-cell>
          <table:table-cell office:value-type="float" office:value="0.57228" calcext:value-type="float">
            <text:p>0.57228</text:p>
          </table:table-cell>
          <table:table-cell office:value-type="float" office:value="0.535058" calcext:value-type="float">
            <text:p>0.535058</text:p>
          </table:table-cell>
          <table:table-cell office:value-type="float" office:value="0.568479" calcext:value-type="float">
            <text:p>0.568479</text:p>
          </table:table-cell>
          <table:table-cell office:value-type="float" office:value="0.579171" calcext:value-type="float">
            <text:p>0.579171</text:p>
          </table:table-cell>
          <table:table-cell office:value-type="float" office:value="0.605854" calcext:value-type="float">
            <text:p>0.605854</text:p>
          </table:table-cell>
          <table:table-cell office:value-type="float" office:value="0.578579" calcext:value-type="float">
            <text:p>0.578579</text:p>
          </table:table-cell>
          <table:table-cell table:number-columns-repeated="980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593134" calcext:value-type="float">
            <text:p>0.593134</text:p>
          </table:table-cell>
          <table:table-cell office:value-type="float" office:value="0.589383" calcext:value-type="float">
            <text:p>0.589383</text:p>
          </table:table-cell>
          <table:table-cell/>
          <table:table-cell office:value-type="float" office:value="0.574084" calcext:value-type="float">
            <text:p>0.574084</text:p>
          </table:table-cell>
          <table:table-cell/>
          <table:table-cell office:value-type="float" office:value="0.584793" calcext:value-type="float">
            <text:p>0.584793</text:p>
          </table:table-cell>
          <table:table-cell office:value-type="float" office:value="0.589985" calcext:value-type="float">
            <text:p>0.58998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16627" calcext:value-type="float">
            <text:p>0.616627</text:p>
          </table:table-cell>
          <table:table-cell office:value-type="float" office:value="0.581066" calcext:value-type="float">
            <text:p>0.581066</text:p>
          </table:table-cell>
          <table:table-cell office:value-type="float" office:value="0.59538" calcext:value-type="float">
            <text:p>0.59538</text:p>
          </table:table-cell>
          <table:table-cell office:value-type="float" office:value="0.605746" calcext:value-type="float">
            <text:p>0.605746</text:p>
          </table:table-cell>
          <table:table-cell office:value-type="float" office:value="0.577421" calcext:value-type="float">
            <text:p>0.577421</text:p>
          </table:table-cell>
          <table:table-cell office:value-type="float" office:value="0.553695" calcext:value-type="float">
            <text:p>0.553695</text:p>
          </table:table-cell>
          <table:table-cell office:value-type="float" office:value="0.567404" calcext:value-type="float">
            <text:p>0.567404</text:p>
          </table:table-cell>
          <table:table-cell office:value-type="float" office:value="0.578543" calcext:value-type="float">
            <text:p>0.578543</text:p>
          </table:table-cell>
          <table:table-cell office:value-type="float" office:value="0.591643" calcext:value-type="float">
            <text:p>0.591643</text:p>
          </table:table-cell>
          <table:table-cell office:value-type="float" office:value="0.603217" calcext:value-type="float">
            <text:p>0.603217</text:p>
          </table:table-cell>
          <table:table-cell table:number-columns-repeated="980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81645" calcext:value-type="float">
            <text:p>0.581645</text:p>
          </table:table-cell>
          <table:table-cell office:value-type="float" office:value="0.55821" calcext:value-type="float">
            <text:p>0.55821</text:p>
          </table:table-cell>
          <table:table-cell office:value-type="float" office:value="0.55905" calcext:value-type="float">
            <text:p>0.55905</text:p>
          </table:table-cell>
          <table:table-cell office:value-type="float" office:value="0.600831" calcext:value-type="float">
            <text:p>0.600831</text:p>
          </table:table-cell>
          <table:table-cell/>
          <table:table-cell office:value-type="float" office:value="0.576076" calcext:value-type="float">
            <text:p>0.576076</text:p>
          </table:table-cell>
          <table:table-cell/>
          <table:table-cell office:value-type="float" office:value="0.601022" calcext:value-type="float">
            <text:p>0.601022</text:p>
          </table:table-cell>
          <table:table-cell office:value-type="float" office:value="0.588625" calcext:value-type="float">
            <text:p>0.588625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10144" calcext:value-type="float">
            <text:p>0.610144</text:p>
          </table:table-cell>
          <table:table-cell office:value-type="float" office:value="0.576723" calcext:value-type="float">
            <text:p>0.576723</text:p>
          </table:table-cell>
          <table:table-cell office:value-type="float" office:value="0.581229" calcext:value-type="float">
            <text:p>0.581229</text:p>
          </table:table-cell>
          <table:table-cell office:value-type="float" office:value="0.579523" calcext:value-type="float">
            <text:p>0.579523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558617" calcext:value-type="float">
            <text:p>0.558617</text:p>
          </table:table-cell>
          <table:table-cell office:value-type="float" office:value="0.581783" calcext:value-type="float">
            <text:p>0.581783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92525" calcext:value-type="float">
            <text:p>0.592525</text:p>
          </table:table-cell>
          <table:table-cell office:value-type="float" office:value="0.556945" calcext:value-type="float">
            <text:p>0.556945</text:p>
          </table:table-cell>
          <table:table-cell table:number-columns-repeated="980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office:value-type="float" office:value="0.594928" calcext:value-type="float">
            <text:p>0.594928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54879" calcext:value-type="float">
            <text:p>0.54879</text:p>
          </table:table-cell>
          <table:table-cell office:value-type="float" office:value="0.600906" calcext:value-type="float">
            <text:p>0.600906</text:p>
          </table:table-cell>
          <table:table-cell/>
          <table:table-cell office:value-type="float" office:value="0.560818" calcext:value-type="float">
            <text:p>0.560818</text:p>
          </table:table-cell>
          <table:table-cell/>
          <table:table-cell office:value-type="float" office:value="0.584823" calcext:value-type="float">
            <text:p>0.584823</text:p>
          </table:table-cell>
          <table:table-cell office:value-type="float" office:value="0.57792" calcext:value-type="float">
            <text:p>0.57792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577279" calcext:value-type="float">
            <text:p>0.577279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571169" calcext:value-type="float">
            <text:p>0.571169</text:p>
          </table:table-cell>
          <table:table-cell office:value-type="float" office:value="0.607699" calcext:value-type="float">
            <text:p>0.607699</text:p>
          </table:table-cell>
          <table:table-cell office:value-type="float" office:value="0.580269" calcext:value-type="float">
            <text:p>0.580269</text:p>
          </table:table-cell>
          <table:table-cell office:value-type="float" office:value="0.557563" calcext:value-type="float">
            <text:p>0.557563</text:p>
          </table:table-cell>
          <table:table-cell office:value-type="float" office:value="0.571768" calcext:value-type="float">
            <text:p>0.571768</text:p>
          </table:table-cell>
          <table:table-cell office:value-type="float" office:value="0.110333" calcext:value-type="float">
            <text:p>0.110333</text:p>
          </table:table-cell>
          <table:table-cell office:value-type="float" office:value="0.586862" calcext:value-type="float">
            <text:p>0.586862</text:p>
          </table:table-cell>
          <table:table-cell table:number-columns-repeated="981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office:value-type="float" office:value="0.564666" calcext:value-type="float">
            <text:p>0.564666</text:p>
          </table:table-cell>
          <table:table-cell office:value-type="float" office:value="0.591289" calcext:value-type="float">
            <text:p>0.591289</text:p>
          </table:table-cell>
          <table:table-cell office:value-type="float" office:value="0.564699" calcext:value-type="float">
            <text:p>0.564699</text:p>
          </table:table-cell>
          <table:table-cell office:value-type="float" office:value="0.596136" calcext:value-type="float">
            <text:p>0.596136</text:p>
          </table:table-cell>
          <table:table-cell/>
          <table:table-cell office:value-type="float" office:value="0.580671" calcext:value-type="float">
            <text:p>0.580671</text:p>
          </table:table-cell>
          <table:table-cell/>
          <table:table-cell office:value-type="float" office:value="0.600138" calcext:value-type="float">
            <text:p>0.600138</text:p>
          </table:table-cell>
          <table:table-cell/>
          <table:table-cell office:value-type="float" office:value="0.624849" calcext:value-type="float">
            <text:p>0.624849</text:p>
          </table:table-cell>
          <table:table-cell/>
          <table:table-cell office:value-type="float" office:value="0.59018" calcext:value-type="float">
            <text:p>0.59018</text:p>
          </table:table-cell>
          <table:table-cell office:value-type="float" office:value="0.564638" calcext:value-type="float">
            <text:p>0.564638</text:p>
          </table:table-cell>
          <table:table-cell office:value-type="float" office:value="0.575646" calcext:value-type="float">
            <text:p>0.575646</text:p>
          </table:table-cell>
          <table:table-cell office:value-type="float" office:value="0.607292" calcext:value-type="float">
            <text:p>0.607292</text:p>
          </table:table-cell>
          <table:table-cell office:value-type="float" office:value="0.560948" calcext:value-type="float">
            <text:p>0.560948</text:p>
          </table:table-cell>
          <table:table-cell office:value-type="float" office:value="0.571348" calcext:value-type="float">
            <text:p>0.571348</text:p>
          </table:table-cell>
          <table:table-cell office:value-type="float" office:value="0.527662" calcext:value-type="float">
            <text:p>0.527662</text:p>
          </table:table-cell>
          <table:table-cell office:value-type="float" office:value="0.552875" calcext:value-type="float">
            <text:p>0.552875</text:p>
          </table:table-cell>
          <table:table-cell office:value-type="float" office:value="0.600139" calcext:value-type="float">
            <text:p>0.600139</text:p>
          </table:table-cell>
          <table:table-cell table:number-columns-repeated="981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5146" calcext:value-type="float">
            <text:p>0.585146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0.580983" calcext:value-type="float">
            <text:p>0.580983</text:p>
          </table:table-cell>
          <table:table-cell office:value-type="float" office:value="0.598612" calcext:value-type="float">
            <text:p>0.598612</text:p>
          </table:table-cell>
          <table:table-cell/>
          <table:table-cell office:value-type="float" office:value="0.560754" calcext:value-type="float">
            <text:p>0.560754</text:p>
          </table:table-cell>
          <table:table-cell/>
          <table:table-cell office:value-type="float" office:value="0.586232" calcext:value-type="float">
            <text:p>0.586232</text:p>
          </table:table-cell>
          <table:table-cell/>
          <table:table-cell office:value-type="float" office:value="0.60041" calcext:value-type="float">
            <text:p>0.60041</text:p>
          </table:table-cell>
          <table:table-cell table:number-columns-repeated="3"/>
          <table:table-cell office:value-type="float" office:value="0.572234" calcext:value-type="float">
            <text:p>0.572234</text:p>
          </table:table-cell>
          <table:table-cell office:value-type="float" office:value="0.610101" calcext:value-type="float">
            <text:p>0.610101</text:p>
          </table:table-cell>
          <table:table-cell office:value-type="float" office:value="0.550694" calcext:value-type="float">
            <text:p>0.550694</text:p>
          </table:table-cell>
          <table:table-cell office:value-type="float" office:value="0.573049" calcext:value-type="float">
            <text:p>0.573049</text:p>
          </table:table-cell>
          <table:table-cell office:value-type="float" office:value="0.558947" calcext:value-type="float">
            <text:p>0.558947</text:p>
          </table:table-cell>
          <table:table-cell office:value-type="float" office:value="0.545485" calcext:value-type="float">
            <text:p>0.545485</text:p>
          </table:table-cell>
          <table:table-cell office:value-type="float" office:value="0.603136" calcext:value-type="float">
            <text:p>0.603136</text:p>
          </table:table-cell>
          <table:table-cell table:number-columns-repeated="981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office:value-type="float" office:value="0.569144" calcext:value-type="float">
            <text:p>0.569144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556954" calcext:value-type="float">
            <text:p>0.556954</text:p>
          </table:table-cell>
          <table:table-cell table:number-columns-repeated="2"/>
          <table:table-cell office:value-type="float" office:value="0.563999" calcext:value-type="float">
            <text:p>0.563999</text:p>
          </table:table-cell>
          <table:table-cell/>
          <table:table-cell office:value-type="float" office:value="0.591134" calcext:value-type="float">
            <text:p>0.591134</text:p>
          </table:table-cell>
          <table:table-cell/>
          <table:table-cell office:value-type="float" office:value="0.603223" calcext:value-type="float">
            <text:p>0.603223</text:p>
          </table:table-cell>
          <table:table-cell table:number-columns-repeated="3"/>
          <table:table-cell office:value-type="float" office:value="0.571707" calcext:value-type="float">
            <text:p>0.571707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54609" calcext:value-type="float">
            <text:p>0.54609</text:p>
          </table:table-cell>
          <table:table-cell office:value-type="float" office:value="0.560067" calcext:value-type="float">
            <text:p>0.560067</text:p>
          </table:table-cell>
          <table:table-cell office:value-type="float" office:value="0.54664" calcext:value-type="float">
            <text:p>0.54664</text:p>
          </table:table-cell>
          <table:table-cell office:value-type="float" office:value="0.541514" calcext:value-type="float">
            <text:p>0.541514</text:p>
          </table:table-cell>
          <table:table-cell office:value-type="float" office:value="0.55331" calcext:value-type="float">
            <text:p>0.55331</text:p>
          </table:table-cell>
          <table:table-cell table:number-columns-repeated="981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/>
          <table:table-cell office:value-type="float" office:value="0.557746" calcext:value-type="float">
            <text:p>0.557746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0.564562" calcext:value-type="float">
            <text:p>0.564562</text:p>
          </table:table-cell>
          <table:table-cell table:number-columns-repeated="7"/>
          <table:table-cell office:value-type="float" office:value="0.608493" calcext:value-type="float">
            <text:p>0.608493</text:p>
          </table:table-cell>
          <table:table-cell table:number-columns-repeated="3"/>
          <table:table-cell office:value-type="float" office:value="0.581404" calcext:value-type="float">
            <text:p>0.581404</text:p>
          </table:table-cell>
          <table:table-cell office:value-type="float" office:value="0.59529" calcext:value-type="float">
            <text:p>0.59529</text:p>
          </table:table-cell>
          <table:table-cell office:value-type="float" office:value="0.549789" calcext:value-type="float">
            <text:p>0.549789</text:p>
          </table:table-cell>
          <table:table-cell office:value-type="float" office:value="0.539957" calcext:value-type="float">
            <text:p>0.539957</text:p>
          </table:table-cell>
          <table:table-cell office:value-type="float" office:value="0.568115" calcext:value-type="float">
            <text:p>0.568115</text:p>
          </table:table-cell>
          <table:table-cell office:value-type="float" office:value="0.543421" calcext:value-type="float">
            <text:p>0.543421</text:p>
          </table:table-cell>
          <table:table-cell office:value-type="float" office:value="0.560944" calcext:value-type="float">
            <text:p>0.560944</text:p>
          </table:table-cell>
          <table:table-cell table:number-columns-repeated="981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/>
          <table:table-cell office:value-type="float" office:value="0.574716" calcext:value-type="float">
            <text:p>0.574716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72186" calcext:value-type="float">
            <text:p>0.572186</text:p>
          </table:table-cell>
          <table:table-cell table:number-columns-repeated="7"/>
          <table:table-cell office:value-type="float" office:value="0.605271" calcext:value-type="float">
            <text:p>0.605271</text:p>
          </table:table-cell>
          <table:table-cell table:number-columns-repeated="3"/>
          <table:table-cell office:value-type="float" office:value="0.570768" calcext:value-type="float">
            <text:p>0.570768</text:p>
          </table:table-cell>
          <table:table-cell/>
          <table:table-cell office:value-type="float" office:value="0.546957" calcext:value-type="float">
            <text:p>0.546957</text:p>
          </table:table-cell>
          <table:table-cell office:value-type="float" office:value="0.56278" calcext:value-type="float">
            <text:p>0.56278</text:p>
          </table:table-cell>
          <table:table-cell/>
          <table:table-cell office:value-type="float" office:value="0.546141" calcext:value-type="float">
            <text:p>0.546141</text:p>
          </table:table-cell>
          <table:table-cell table:number-columns-repeated="98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/>
          <table:table-cell office:value-type="float" office:value="0.579033" calcext:value-type="float">
            <text:p>0.579033</text:p>
          </table:table-cell>
          <table:table-cell office:value-type="float" office:value="0.568364" calcext:value-type="float">
            <text:p>0.568364</text:p>
          </table:table-cell>
          <table:table-cell table:number-columns-repeated="8"/>
          <table:table-cell office:value-type="float" office:value="0.59892" calcext:value-type="float">
            <text:p>0.59892</text:p>
          </table:table-cell>
          <table:table-cell table:number-columns-repeated="3"/>
          <table:table-cell office:value-type="float" office:value="0.563967" calcext:value-type="float">
            <text:p>0.563967</text:p>
          </table:table-cell>
          <table:table-cell/>
          <table:table-cell office:value-type="float" office:value="0.55318" calcext:value-type="float">
            <text:p>0.55318</text:p>
          </table:table-cell>
          <table:table-cell office:value-type="float" office:value="0.560823" calcext:value-type="float">
            <text:p>0.560823</text:p>
          </table:table-cell>
          <table:table-cell/>
          <table:table-cell office:value-type="float" office:value="0.542933" calcext:value-type="float">
            <text:p>0.542933</text:p>
          </table:table-cell>
          <table:table-cell table:number-columns-repeated="98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7"/>
          <table:table-cell office:value-type="float" office:value="0.587607" calcext:value-type="float">
            <text:p>0.587607</text:p>
          </table:table-cell>
          <table:table-cell office:value-type="float" office:value="0.576027" calcext:value-type="float">
            <text:p>0.576027</text:p>
          </table:table-cell>
          <table:table-cell table:number-columns-repeated="8"/>
          <table:table-cell office:value-type="float" office:value="0.58287" calcext:value-type="float">
            <text:p>0.58287</text:p>
          </table:table-cell>
          <table:table-cell table:number-columns-repeated="3"/>
          <table:table-cell office:value-type="float" office:value="0.56503" calcext:value-type="float">
            <text:p>0.56503</text:p>
          </table:table-cell>
          <table:table-cell table:number-columns-repeated="2"/>
          <table:table-cell office:value-type="float" office:value="0.537389" calcext:value-type="float">
            <text:p>0.5373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8"/>
          <table:table-cell office:value-type="float" office:value="0.570223" calcext:value-type="float">
            <text:p>0.570223</text:p>
          </table:table-cell>
          <table:table-cell table:number-columns-repeated="8"/>
          <table:table-cell office:value-type="float" office:value="0.583601" calcext:value-type="float">
            <text:p>0.583601</text:p>
          </table:table-cell>
          <table:table-cell table:number-columns-repeated="3"/>
          <table:table-cell office:value-type="float" office:value="0.548772" calcext:value-type="float">
            <text:p>0.548772</text:p>
          </table:table-cell>
          <table:table-cell table:number-columns-repeated="2"/>
          <table:table-cell office:value-type="float" office:value="0.545392" calcext:value-type="float">
            <text:p>0.545392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7"/>
          <table:table-cell office:value-type="float" office:value="0.596156" calcext:value-type="float">
            <text:p>0.596156</text:p>
          </table:table-cell>
          <table:table-cell table:number-columns-repeated="6"/>
          <table:table-cell office:value-type="float" office:value="0.571862" calcext:value-type="float">
            <text:p>0.571862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8"/>
          <table:table-cell office:value-type="float" office:value="0.577069" calcext:value-type="float">
            <text:p>0.577069</text:p>
          </table:table-cell>
          <table:table-cell table:number-columns-repeated="6"/>
          <table:table-cell office:value-type="float" office:value="0.547342" calcext:value-type="float">
            <text:p>0.547342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8"/>
          <table:table-cell office:value-type="float" office:value="0.607145" calcext:value-type="float">
            <text:p>0.607145</text:p>
          </table:table-cell>
          <table:table-cell table:number-columns-repeated="6"/>
          <table:table-cell office:value-type="float" office:value="0.549473" calcext:value-type="float">
            <text:p>0.549473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25"/>
          <table:table-cell office:value-type="float" office:value="0.560015" calcext:value-type="float">
            <text:p>0.560015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36"/>
          <table:table-cell office:value-type="float" office:value="0.549921" calcext:value-type="float">
            <text:p>0.549921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36"/>
          <table:table-cell office:value-type="float" office:value="0.552815" calcext:value-type="float">
            <text:p>0.552815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36"/>
          <table:table-cell office:value-type="float" office:value="0.580636" calcext:value-type="float">
            <text:p>0.580636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36"/>
          <table:table-cell office:value-type="float" office:value="0.57038" calcext:value-type="float">
            <text:p>0.57038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36"/>
          <table:table-cell office:value-type="float" office:value="0.563834" calcext:value-type="float">
            <text:p>0.563834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36"/>
          <table:table-cell office:value-type="float" office:value="0.57296" calcext:value-type="float">
            <text:p>0.57296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36"/>
          <table:table-cell office:value-type="float" office:value="0.563658" calcext:value-type="float">
            <text:p>0.563658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36"/>
          <table:table-cell office:value-type="float" office:value="0.559906" calcext:value-type="float">
            <text:p>0.559906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36"/>
          <table:table-cell table:style-name="Default" office:value-type="float" office:value="0.557548" calcext:value-type="float">
            <text:p>0.557548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36"/>
          <table:table-cell table:style-name="Default" office:value-type="float" office:value="0.571576" calcext:value-type="float">
            <text:p>0.571576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36"/>
          <table:table-cell table:style-name="Default" office:value-type="float" office:value="0.560733" calcext:value-type="float">
            <text:p>0.560733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36"/>
          <table:table-cell table:style-name="Default" office:value-type="float" office:value="0.543437" calcext:value-type="float">
            <text:p>0.543437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36"/>
          <table:table-cell table:style-name="Default" office:value-type="float" office:value="0.562635" calcext:value-type="float">
            <text:p>0.562635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48798" calcext:value-type="float">
            <text:p>0.548798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64149" calcext:value-type="float">
            <text:p>0.564149</text:p>
          </table:table-cell>
          <table:table-cell table:style-name="Default" table:number-columns-repeated="984"/>
        </table:table-row>
      </table:table>
      <table:table table:name="f-AUC" table:style-name="ta1">
        <table:shapes>
          <draw:frame draw:z-index="0" draw:style-name="gr1" draw:text-style-name="P1" svg:width="6.2988in" svg:height="3.5429in" svg:x="15.9319in" svg:y="2.9079in">
            <draw:object draw:notify-on-update-of-ranges="'f-AUC'.AA2:'f-AUC'.AA2 'f-AUC'.AA3:'f-AUC'.AA11 'f-AUC'.AE2:'f-AUC'.AE2 'f-AUC'.AE3:'f-AUC'.AE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9.3736in" svg:y="3.085in">
            <draw:object draw:notify-on-update-of-ranges="'f-AUC'.U2:'f-AUC'.U2 'f-AUC'.U3:'f-AUC'.U15 'f-AUC'.AA2:'f-AUC'.AA2 'f-AUC'.AA3:'f-AUC'.AA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27.463in" svg:y="4.3531in">
            <draw:object draw:notify-on-update-of-ranges="'f-AUC'.AG2:'f-AUC'.AG2 'f-AUC'.AG3:'f-AUC'.AG16 'f-AUC'.AQ2:'f-AUC'.AQ2 'f-AUC'.AQ3:'f-AUC'.AQ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_old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2_2_2</text:p>
          </table:table-cell>
          <table:table-cell table:style-name="ce3" office:value-type="string" calcext:value-type="string">
            <text:p>V12_3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office:value-type="string" calcext:value-type="string">
            <text:p>v14</text:p>
          </table:table-cell>
          <table:table-cell table:style-name="ce3" office:value-type="string" calcext:value-type="string">
            <text:p>V5_6_4</text:p>
          </table:table-cell>
          <table:table-cell table:style-name="ce3" office:value-type="string" calcext:value-type="string">
            <text:p>V5_6_5</text:p>
          </table:table-cell>
          <table:table-cell table:style-name="ce3" office:value-type="string" calcext:value-type="string">
            <text:p>v16</text:p>
          </table:table-cell>
          <table:table-cell table:style-name="ce3" office:value-type="string" calcext:value-type="string">
            <text:p>v17</text:p>
          </table:table-cell>
          <table:table-cell table:style-name="ce3" office:value-type="string" calcext:value-type="string">
            <text:p>V12_5</text:p>
          </table:table-cell>
          <table:table-cell table:style-name="ce3" office:value-type="string" calcext:value-type="string">
            <text:p>V12_6</text:p>
          </table:table-cell>
          <table:table-cell table:style-name="ce3" office:value-type="string" calcext:value-type="string">
            <text:p>V12_7</text:p>
          </table:table-cell>
          <table:table-cell table:style-name="ce3" table:number-columns-repeated="978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719046" calcext:value-type="float">
            <text:p>0.719046</text:p>
          </table:table-cell>
          <table:table-cell office:value-type="float" office:value="0.752431" calcext:value-type="float">
            <text:p>0.752431</text:p>
          </table:table-cell>
          <table:table-cell office:value-type="float" office:value="0.751108" calcext:value-type="float">
            <text:p>0.751108</text:p>
          </table:table-cell>
          <table:table-cell office:value-type="float" office:value="0.731978" calcext:value-type="float">
            <text:p>0.731978</text:p>
          </table:table-cell>
          <table:table-cell office:value-type="float" office:value="0.505444" calcext:value-type="float">
            <text:p>0.505444</text:p>
          </table:table-cell>
          <table:table-cell office:value-type="float" office:value="0.746442" calcext:value-type="float">
            <text:p>0.746442</text:p>
          </table:table-cell>
          <table:table-cell office:value-type="float" office:value="0.754666" calcext:value-type="float">
            <text:p>0.754666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0.730803" calcext:value-type="float">
            <text:p>0.730803</text:p>
          </table:table-cell>
          <table:table-cell office:value-type="float" office:value="0.745817" calcext:value-type="float">
            <text:p>0.745817</text:p>
          </table:table-cell>
          <table:table-cell office:value-type="float" office:value="0.730421" calcext:value-type="float">
            <text:p>0.730421</text:p>
          </table:table-cell>
          <table:table-cell office:value-type="float" office:value="0.690812" calcext:value-type="float">
            <text:p>0.690812</text:p>
          </table:table-cell>
          <table:table-cell office:value-type="float" office:value="0.506947" calcext:value-type="float">
            <text:p>0.506947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71877" calcext:value-type="float">
            <text:p>0.71877</text:p>
          </table:table-cell>
          <table:table-cell office:value-type="float" office:value="0.757809" calcext:value-type="float">
            <text:p>0.757809</text:p>
          </table:table-cell>
          <table:table-cell office:value-type="float" office:value="0.771065" calcext:value-type="float">
            <text:p>0.771065</text:p>
          </table:table-cell>
          <table:table-cell office:value-type="float" office:value="0.522728" calcext:value-type="float">
            <text:p>0.522728</text:p>
          </table:table-cell>
          <table:table-cell office:value-type="float" office:value="0.741452" calcext:value-type="float">
            <text:p>0.741452</text:p>
          </table:table-cell>
          <table:table-cell table:number-columns-repeated="978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0.744771" calcext:value-type="float">
            <text:p>0.744771</text:p>
          </table:table-cell>
          <table:table-cell office:value-type="float" office:value="0.767295" calcext:value-type="float">
            <text:p>0.767295</text:p>
          </table:table-cell>
          <table:table-cell office:value-type="float" office:value="0.762198" calcext:value-type="float">
            <text:p>0.762198</text:p>
          </table:table-cell>
          <table:table-cell office:value-type="float" office:value="0.751921" calcext:value-type="float">
            <text:p>0.751921</text:p>
          </table:table-cell>
          <table:table-cell office:value-type="float" office:value="0.510192" calcext:value-type="float">
            <text:p>0.510192</text:p>
          </table:table-cell>
          <table:table-cell office:value-type="float" office:value="0.764115" calcext:value-type="float">
            <text:p>0.764115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0599" calcext:value-type="float">
            <text:p>0.760599</text:p>
          </table:table-cell>
          <table:table-cell office:value-type="float" office:value="0.747616" calcext:value-type="float">
            <text:p>0.747616</text:p>
          </table:table-cell>
          <table:table-cell office:value-type="float" office:value="0.764299" calcext:value-type="float">
            <text:p>0.764299</text:p>
          </table:table-cell>
          <table:table-cell office:value-type="float" office:value="0.762972" calcext:value-type="float">
            <text:p>0.762972</text:p>
          </table:table-cell>
          <table:table-cell office:value-type="float" office:value="0.706771" calcext:value-type="float">
            <text:p>0.706771</text:p>
          </table:table-cell>
          <table:table-cell office:value-type="float" office:value="0.570607" calcext:value-type="float">
            <text:p>0.570607</text:p>
          </table:table-cell>
          <table:table-cell office:value-type="float" office:value="0.713073" calcext:value-type="float">
            <text:p>0.713073</text:p>
          </table:table-cell>
          <table:table-cell office:value-type="float" office:value="0.720721" calcext:value-type="float">
            <text:p>0.720721</text:p>
          </table:table-cell>
          <table:table-cell office:value-type="float" office:value="0.777319" calcext:value-type="float">
            <text:p>0.777319</text:p>
          </table:table-cell>
          <table:table-cell office:value-type="float" office:value="0.770447" calcext:value-type="float">
            <text:p>0.770447</text:p>
          </table:table-cell>
          <table:table-cell office:value-type="float" office:value="0.505007" calcext:value-type="float">
            <text:p>0.505007</text:p>
          </table:table-cell>
          <table:table-cell office:value-type="float" office:value="0.736059" calcext:value-type="float">
            <text:p>0.736059</text:p>
          </table:table-cell>
          <table:table-cell table:number-columns-repeated="978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office:value-type="float" office:value="0.760208" calcext:value-type="float">
            <text:p>0.760208</text:p>
          </table:table-cell>
          <table:table-cell office:value-type="float" office:value="0.750129" calcext:value-type="float">
            <text:p>0.750129</text:p>
          </table:table-cell>
          <table:table-cell office:value-type="float" office:value="0.765759" calcext:value-type="float">
            <text:p>0.765759</text:p>
          </table:table-cell>
          <table:table-cell/>
          <table:table-cell office:value-type="float" office:value="0.752772" calcext:value-type="float">
            <text:p>0.752772</text:p>
          </table:table-cell>
          <table:table-cell/>
          <table:table-cell office:value-type="float" office:value="0.768611" calcext:value-type="float">
            <text:p>0.768611</text:p>
          </table:table-cell>
          <table:table-cell office:value-type="float" office:value="0.779702" calcext:value-type="float">
            <text:p>0.779702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146" calcext:value-type="float">
            <text:p>0.77146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764565" calcext:value-type="float">
            <text:p>0.764565</text:p>
          </table:table-cell>
          <table:table-cell office:value-type="float" office:value="0.764029" calcext:value-type="float">
            <text:p>0.764029</text:p>
          </table:table-cell>
          <table:table-cell office:value-type="float" office:value="0.718552" calcext:value-type="float">
            <text:p>0.718552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0.731084" calcext:value-type="float">
            <text:p>0.731084</text:p>
          </table:table-cell>
          <table:table-cell office:value-type="float" office:value="0.74559" calcext:value-type="float">
            <text:p>0.74559</text:p>
          </table:table-cell>
          <table:table-cell office:value-type="float" office:value="0.766539" calcext:value-type="float">
            <text:p>0.766539</text:p>
          </table:table-cell>
          <table:table-cell office:value-type="float" office:value="0.773932" calcext:value-type="float">
            <text:p>0.773932</text:p>
          </table:table-cell>
          <table:table-cell/>
          <table:table-cell office:value-type="float" office:value="0.749854" calcext:value-type="float">
            <text:p>0.749854</text:p>
          </table:table-cell>
          <table:table-cell table:number-columns-repeated="978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office:value-type="float" office:value="0.756008" calcext:value-type="float">
            <text:p>0.756008</text:p>
          </table:table-cell>
          <table:table-cell office:value-type="float" office:value="0.753078" calcext:value-type="float">
            <text:p>0.753078</text:p>
          </table:table-cell>
          <table:table-cell office:value-type="float" office:value="0.768077" calcext:value-type="float">
            <text:p>0.768077</text:p>
          </table:table-cell>
          <table:table-cell/>
          <table:table-cell office:value-type="float" office:value="0.756776" calcext:value-type="float">
            <text:p>0.756776</text:p>
          </table:table-cell>
          <table:table-cell/>
          <table:table-cell office:value-type="float" office:value="0.763932" calcext:value-type="float">
            <text:p>0.763932</text:p>
          </table:table-cell>
          <table:table-cell office:value-type="float" office:value="0.773655" calcext:value-type="float">
            <text:p>0.773655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office:value-type="float" office:value="0.765186" calcext:value-type="float">
            <text:p>0.765186</text:p>
          </table:table-cell>
          <table:table-cell office:value-type="float" office:value="0.761785" calcext:value-type="float">
            <text:p>0.761785</text:p>
          </table:table-cell>
          <table:table-cell office:value-type="float" office:value="0.764079" calcext:value-type="float">
            <text:p>0.764079</text:p>
          </table:table-cell>
          <table:table-cell office:value-type="float" office:value="0.774963" calcext:value-type="float">
            <text:p>0.774963</text:p>
          </table:table-cell>
          <table:table-cell office:value-type="float" office:value="0.724804" calcext:value-type="float">
            <text:p>0.724804</text:p>
          </table:table-cell>
          <table:table-cell office:value-type="float" office:value="0.640741" calcext:value-type="float">
            <text:p>0.640741</text:p>
          </table:table-cell>
          <table:table-cell office:value-type="float" office:value="0.740275" calcext:value-type="float">
            <text:p>0.740275</text:p>
          </table:table-cell>
          <table:table-cell office:value-type="float" office:value="0.752439" calcext:value-type="float">
            <text:p>0.752439</text:p>
          </table:table-cell>
          <table:table-cell office:value-type="float" office:value="0.775587" calcext:value-type="float">
            <text:p>0.775587</text:p>
          </table:table-cell>
          <table:table-cell office:value-type="float" office:value="0.75132" calcext:value-type="float">
            <text:p>0.75132</text:p>
          </table:table-cell>
          <table:table-cell table:number-columns-repeated="980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office:value-type="float" office:value="0.749737" calcext:value-type="float">
            <text:p>0.749737</text:p>
          </table:table-cell>
          <table:table-cell office:value-type="float" office:value="0.749838" calcext:value-type="float">
            <text:p>0.749838</text:p>
          </table:table-cell>
          <table:table-cell office:value-type="float" office:value="0.774774" calcext:value-type="float">
            <text:p>0.774774</text:p>
          </table:table-cell>
          <table:table-cell/>
          <table:table-cell office:value-type="float" office:value="0.754593" calcext:value-type="float">
            <text:p>0.754593</text:p>
          </table:table-cell>
          <table:table-cell/>
          <table:table-cell office:value-type="float" office:value="0.776046" calcext:value-type="float">
            <text:p>0.776046</text:p>
          </table:table-cell>
          <table:table-cell office:value-type="float" office:value="0.77031" calcext:value-type="float">
            <text:p>0.77031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74765" calcext:value-type="float">
            <text:p>0.774765</text:p>
          </table:table-cell>
          <table:table-cell office:value-type="float" office:value="0.760027" calcext:value-type="float">
            <text:p>0.760027</text:p>
          </table:table-cell>
          <table:table-cell office:value-type="float" office:value="0.765435" calcext:value-type="float">
            <text:p>0.765435</text:p>
          </table:table-cell>
          <table:table-cell office:value-type="float" office:value="0.774702" calcext:value-type="float">
            <text:p>0.774702</text:p>
          </table:table-cell>
          <table:table-cell office:value-type="float" office:value="0.722312" calcext:value-type="float">
            <text:p>0.722312</text:p>
          </table:table-cell>
          <table:table-cell office:value-type="float" office:value="0.68318" calcext:value-type="float">
            <text:p>0.68318</text:p>
          </table:table-cell>
          <table:table-cell office:value-type="float" office:value="0.744785" calcext:value-type="float">
            <text:p>0.744785</text:p>
          </table:table-cell>
          <table:table-cell office:value-type="float" office:value="0.741361" calcext:value-type="float">
            <text:p>0.741361</text:p>
          </table:table-cell>
          <table:table-cell office:value-type="float" office:value="0.76796" calcext:value-type="float">
            <text:p>0.76796</text:p>
          </table:table-cell>
          <table:table-cell office:value-type="float" office:value="0.752976" calcext:value-type="float">
            <text:p>0.752976</text:p>
          </table:table-cell>
          <table:table-cell table:number-columns-repeated="980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0.759136" calcext:value-type="float">
            <text:p>0.759136</text:p>
          </table:table-cell>
          <table:table-cell office:value-type="float" office:value="0.747918" calcext:value-type="float">
            <text:p>0.747918</text:p>
          </table:table-cell>
          <table:table-cell office:value-type="float" office:value="0.763941" calcext:value-type="float">
            <text:p>0.763941</text:p>
          </table:table-cell>
          <table:table-cell/>
          <table:table-cell office:value-type="float" office:value="0.752738" calcext:value-type="float">
            <text:p>0.752738</text:p>
          </table:table-cell>
          <table:table-cell/>
          <table:table-cell office:value-type="float" office:value="0.770516" calcext:value-type="float">
            <text:p>0.770516</text:p>
          </table:table-cell>
          <table:table-cell office:value-type="float" office:value="0.769496" calcext:value-type="float">
            <text:p>0.769496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72808" calcext:value-type="float">
            <text:p>0.772808</text:p>
          </table:table-cell>
          <table:table-cell office:value-type="float" office:value="0.760248" calcext:value-type="float">
            <text:p>0.760248</text:p>
          </table:table-cell>
          <table:table-cell office:value-type="float" office:value="0.765413" calcext:value-type="float">
            <text:p>0.765413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44964" calcext:value-type="float">
            <text:p>0.744964</text:p>
          </table:table-cell>
          <table:table-cell office:value-type="float" office:value="0.693322" calcext:value-type="float">
            <text:p>0.693322</text:p>
          </table:table-cell>
          <table:table-cell office:value-type="float" office:value="0.74905" calcext:value-type="float">
            <text:p>0.74905</text:p>
          </table:table-cell>
          <table:table-cell office:value-type="float" office:value="0.747388" calcext:value-type="float">
            <text:p>0.747388</text:p>
          </table:table-cell>
          <table:table-cell office:value-type="float" office:value="0.787998" calcext:value-type="float">
            <text:p>0.787998</text:p>
          </table:table-cell>
          <table:table-cell office:value-type="float" office:value="0.740935" calcext:value-type="float">
            <text:p>0.740935</text:p>
          </table:table-cell>
          <table:table-cell table:number-columns-repeated="980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765904" calcext:value-type="float">
            <text:p>0.765904</text:p>
          </table:table-cell>
          <table:table-cell office:value-type="float" office:value="0.76467" calcext:value-type="float">
            <text:p>0.76467</text:p>
          </table:table-cell>
          <table:table-cell office:value-type="float" office:value="0.754163" calcext:value-type="float">
            <text:p>0.754163</text:p>
          </table:table-cell>
          <table:table-cell office:value-type="float" office:value="0.773802" calcext:value-type="float">
            <text:p>0.773802</text:p>
          </table:table-cell>
          <table:table-cell/>
          <table:table-cell office:value-type="float" office:value="0.751591" calcext:value-type="float">
            <text:p>0.751591</text:p>
          </table:table-cell>
          <table:table-cell/>
          <table:table-cell office:value-type="float" office:value="0.769435" calcext:value-type="float">
            <text:p>0.769435</text:p>
          </table:table-cell>
          <table:table-cell office:value-type="float" office:value="0.77971" calcext:value-type="float">
            <text:p>0.77971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67279" calcext:value-type="float">
            <text:p>0.767279</text:p>
          </table:table-cell>
          <table:table-cell office:value-type="float" office:value="0.763975" calcext:value-type="float">
            <text:p>0.763975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3132" calcext:value-type="float">
            <text:p>0.773132</text:p>
          </table:table-cell>
          <table:table-cell office:value-type="float" office:value="0.731823" calcext:value-type="float">
            <text:p>0.731823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50367" calcext:value-type="float">
            <text:p>0.750367</text:p>
          </table:table-cell>
          <table:table-cell office:value-type="float" office:value="0.50318" calcext:value-type="float">
            <text:p>0.50318</text:p>
          </table:table-cell>
          <table:table-cell office:value-type="float" office:value="0.773748" calcext:value-type="float">
            <text:p>0.773748</text:p>
          </table:table-cell>
          <table:table-cell table:number-columns-repeated="981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760496" calcext:value-type="float">
            <text:p>0.760496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766825" calcext:value-type="float">
            <text:p>0.766825</text:p>
          </table:table-cell>
          <table:table-cell/>
          <table:table-cell office:value-type="float" office:value="0.749532" calcext:value-type="float">
            <text:p>0.749532</text:p>
          </table:table-cell>
          <table:table-cell/>
          <table:table-cell office:value-type="float" office:value="0.778626" calcext:value-type="float">
            <text:p>0.778626</text:p>
          </table:table-cell>
          <table:table-cell/>
          <table:table-cell office:value-type="float" office:value="0.78437" calcext:value-type="float">
            <text:p>0.78437</text:p>
          </table:table-cell>
          <table:table-cell/>
          <table:table-cell office:value-type="float" office:value="0.77404" calcext:value-type="float">
            <text:p>0.77404</text:p>
          </table:table-cell>
          <table:table-cell office:value-type="float" office:value="0.759977" calcext:value-type="float">
            <text:p>0.759977</text:p>
          </table:table-cell>
          <table:table-cell office:value-type="float" office:value="0.767964" calcext:value-type="float">
            <text:p>0.767964</text:p>
          </table:table-cell>
          <table:table-cell office:value-type="float" office:value="0.771998" calcext:value-type="float">
            <text:p>0.771998</text:p>
          </table:table-cell>
          <table:table-cell office:value-type="float" office:value="0.734992" calcext:value-type="float">
            <text:p>0.734992</text:p>
          </table:table-cell>
          <table:table-cell office:value-type="float" office:value="0.718977" calcext:value-type="float">
            <text:p>0.718977</text:p>
          </table:table-cell>
          <table:table-cell office:value-type="float" office:value="0.73066" calcext:value-type="float">
            <text:p>0.73066</text:p>
          </table:table-cell>
          <table:table-cell office:value-type="float" office:value="0.749231" calcext:value-type="float">
            <text:p>0.749231</text:p>
          </table:table-cell>
          <table:table-cell office:value-type="float" office:value="0.773327" calcext:value-type="float">
            <text:p>0.773327</text:p>
          </table:table-cell>
          <table:table-cell table:number-columns-repeated="981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office:value-type="float" office:value="0.765331" calcext:value-type="float">
            <text:p>0.765331</text:p>
          </table:table-cell>
          <table:table-cell office:value-type="float" office:value="0.761579" calcext:value-type="float">
            <text:p>0.761579</text:p>
          </table:table-cell>
          <table:table-cell office:value-type="float" office:value="0.744032" calcext:value-type="float">
            <text:p>0.744032</text:p>
          </table:table-cell>
          <table:table-cell office:value-type="float" office:value="0.778675" calcext:value-type="float">
            <text:p>0.778675</text:p>
          </table:table-cell>
          <table:table-cell/>
          <table:table-cell office:value-type="float" office:value="0.757593" calcext:value-type="float">
            <text:p>0.757593</text:p>
          </table:table-cell>
          <table:table-cell/>
          <table:table-cell office:value-type="float" office:value="0.772881" calcext:value-type="float">
            <text:p>0.772881</text:p>
          </table:table-cell>
          <table:table-cell/>
          <table:table-cell office:value-type="float" office:value="0.777797" calcext:value-type="float">
            <text:p>0.777797</text:p>
          </table:table-cell>
          <table:table-cell table:number-columns-repeated="3"/>
          <table:table-cell office:value-type="float" office:value="0.769405" calcext:value-type="float">
            <text:p>0.769405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3118" calcext:value-type="float">
            <text:p>0.73118</text:p>
          </table:table-cell>
          <table:table-cell office:value-type="float" office:value="0.721039" calcext:value-type="float">
            <text:p>0.721039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4724" calcext:value-type="float">
            <text:p>0.74724</text:p>
          </table:table-cell>
          <table:table-cell office:value-type="float" office:value="0.781082" calcext:value-type="float">
            <text:p>0.781082</text:p>
          </table:table-cell>
          <table:table-cell table:number-columns-repeated="981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office:value-type="float" office:value="0.761974" calcext:value-type="float">
            <text:p>0.761974</text:p>
          </table:table-cell>
          <table:table-cell office:value-type="float" office:value="0.762901" calcext:value-type="float">
            <text:p>0.762901</text:p>
          </table:table-cell>
          <table:table-cell office:value-type="float" office:value="0.758556" calcext:value-type="float">
            <text:p>0.758556</text:p>
          </table:table-cell>
          <table:table-cell table:number-columns-repeated="2"/>
          <table:table-cell office:value-type="float" office:value="0.749104" calcext:value-type="float">
            <text:p>0.749104</text:p>
          </table:table-cell>
          <table:table-cell/>
          <table:table-cell office:value-type="float" office:value="0.772781" calcext:value-type="float">
            <text:p>0.772781</text:p>
          </table:table-cell>
          <table:table-cell/>
          <table:table-cell office:value-type="float" office:value="0.780439" calcext:value-type="float">
            <text:p>0.780439</text:p>
          </table:table-cell>
          <table:table-cell table:number-columns-repeated="3"/>
          <table:table-cell office:value-type="float" office:value="0.76324" calcext:value-type="float">
            <text:p>0.76324</text:p>
          </table:table-cell>
          <table:table-cell office:value-type="float" office:value="0.773969" calcext:value-type="float">
            <text:p>0.773969</text:p>
          </table:table-cell>
          <table:table-cell office:value-type="float" office:value="0.731512" calcext:value-type="float">
            <text:p>0.731512</text:p>
          </table:table-cell>
          <table:table-cell office:value-type="float" office:value="0.729188" calcext:value-type="float">
            <text:p>0.729188</text:p>
          </table:table-cell>
          <table:table-cell office:value-type="float" office:value="0.725776" calcext:value-type="float">
            <text:p>0.725776</text:p>
          </table:table-cell>
          <table:table-cell office:value-type="float" office:value="0.745081" calcext:value-type="float">
            <text:p>0.745081</text:p>
          </table:table-cell>
          <table:table-cell office:value-type="float" office:value="0.77426" calcext:value-type="float">
            <text:p>0.77426</text:p>
          </table:table-cell>
          <table:table-cell table:number-columns-repeated="981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/>
          <table:table-cell office:value-type="float" office:value="0.767329" calcext:value-type="float">
            <text:p>0.767329</text:p>
          </table:table-cell>
          <table:table-cell office:value-type="float" office:value="0.764434" calcext:value-type="float">
            <text:p>0.764434</text:p>
          </table:table-cell>
          <table:table-cell office:value-type="float" office:value="0.757262" calcext:value-type="float">
            <text:p>0.757262</text:p>
          </table:table-cell>
          <table:table-cell table:number-columns-repeated="7"/>
          <table:table-cell office:value-type="float" office:value="0.785509" calcext:value-type="float">
            <text:p>0.785509</text:p>
          </table:table-cell>
          <table:table-cell table:number-columns-repeated="3"/>
          <table:table-cell office:value-type="float" office:value="0.764388" calcext:value-type="float">
            <text:p>0.764388</text:p>
          </table:table-cell>
          <table:table-cell office:value-type="float" office:value="0.770303" calcext:value-type="float">
            <text:p>0.770303</text:p>
          </table:table-cell>
          <table:table-cell office:value-type="float" office:value="0.73686" calcext:value-type="float">
            <text:p>0.73686</text:p>
          </table:table-cell>
          <table:table-cell office:value-type="float" office:value="0.729076" calcext:value-type="float">
            <text:p>0.729076</text:p>
          </table:table-cell>
          <table:table-cell office:value-type="float" office:value="0.737901" calcext:value-type="float">
            <text:p>0.737901</text:p>
          </table:table-cell>
          <table:table-cell office:value-type="float" office:value="0.742407" calcext:value-type="float">
            <text:p>0.742407</text:p>
          </table:table-cell>
          <table:table-cell office:value-type="float" office:value="0.77436" calcext:value-type="float">
            <text:p>0.77436</text:p>
          </table:table-cell>
          <table:table-cell table:number-columns-repeated="981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/>
          <table:table-cell office:value-type="float" office:value="0.770115" calcext:value-type="float">
            <text:p>0.770115</text:p>
          </table:table-cell>
          <table:table-cell office:value-type="float" office:value="0.765652" calcext:value-type="float">
            <text:p>0.765652</text:p>
          </table:table-cell>
          <table:table-cell office:value-type="float" office:value="0.766335" calcext:value-type="float">
            <text:p>0.766335</text:p>
          </table:table-cell>
          <table:table-cell table:number-columns-repeated="7"/>
          <table:table-cell office:value-type="float" office:value="0.782601" calcext:value-type="float">
            <text:p>0.782601</text:p>
          </table:table-cell>
          <table:table-cell table:number-columns-repeated="3"/>
          <table:table-cell office:value-type="float" office:value="0.769762" calcext:value-type="float">
            <text:p>0.769762</text:p>
          </table:table-cell>
          <table:table-cell/>
          <table:table-cell office:value-type="float" office:value="0.73381" calcext:value-type="float">
            <text:p>0.73381</text:p>
          </table:table-cell>
          <table:table-cell office:value-type="float" office:value="0.729388" calcext:value-type="float">
            <text:p>0.729388</text:p>
          </table:table-cell>
          <table:table-cell/>
          <table:table-cell office:value-type="float" office:value="0.735835" calcext:value-type="float">
            <text:p>0.735835</text:p>
          </table:table-cell>
          <table:table-cell table:number-columns-repeated="982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/>
          <table:table-cell office:value-type="float" office:value="0.769708" calcext:value-type="float">
            <text:p>0.769708</text:p>
          </table:table-cell>
          <table:table-cell office:value-type="float" office:value="0.762895" calcext:value-type="float">
            <text:p>0.762895</text:p>
          </table:table-cell>
          <table:table-cell table:number-columns-repeated="8"/>
          <table:table-cell office:value-type="float" office:value="0.787152" calcext:value-type="float">
            <text:p>0.787152</text:p>
          </table:table-cell>
          <table:table-cell table:number-columns-repeated="3"/>
          <table:table-cell office:value-type="float" office:value="0.763404" calcext:value-type="float">
            <text:p>0.763404</text:p>
          </table:table-cell>
          <table:table-cell/>
          <table:table-cell office:value-type="float" office:value="0.73586" calcext:value-type="float">
            <text:p>0.73586</text:p>
          </table:table-cell>
          <table:table-cell office:value-type="float" office:value="0.719226" calcext:value-type="float">
            <text:p>0.719226</text:p>
          </table:table-cell>
          <table:table-cell/>
          <table:table-cell office:value-type="float" office:value="0.746268" calcext:value-type="float">
            <text:p>0.746268</text:p>
          </table:table-cell>
          <table:table-cell table:number-columns-repeated="982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7"/>
          <table:table-cell office:value-type="float" office:value="0.770425" calcext:value-type="float">
            <text:p>0.770425</text:p>
          </table:table-cell>
          <table:table-cell office:value-type="float" office:value="0.763927" calcext:value-type="float">
            <text:p>0.763927</text:p>
          </table:table-cell>
          <table:table-cell table:number-columns-repeated="8"/>
          <table:table-cell office:value-type="float" office:value="0.779908" calcext:value-type="float">
            <text:p>0.779908</text:p>
          </table:table-cell>
          <table:table-cell table:number-columns-repeated="3"/>
          <table:table-cell office:value-type="float" office:value="0.763683" calcext:value-type="float">
            <text:p>0.763683</text:p>
          </table:table-cell>
          <table:table-cell table:number-columns-repeated="2"/>
          <table:table-cell office:value-type="float" office:value="0.732494" calcext:value-type="float">
            <text:p>0.732494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8"/>
          <table:table-cell office:value-type="float" office:value="0.762554" calcext:value-type="float">
            <text:p>0.762554</text:p>
          </table:table-cell>
          <table:table-cell table:number-columns-repeated="8"/>
          <table:table-cell office:value-type="float" office:value="0.774138" calcext:value-type="float">
            <text:p>0.774138</text:p>
          </table:table-cell>
          <table:table-cell table:number-columns-repeated="3"/>
          <table:table-cell office:value-type="float" office:value="0.76419" calcext:value-type="float">
            <text:p>0.76419</text:p>
          </table:table-cell>
          <table:table-cell table:number-columns-repeated="2"/>
          <table:table-cell office:value-type="float" office:value="0.733263" calcext:value-type="float">
            <text:p>0.733263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7"/>
          <table:table-cell office:value-type="float" office:value="0.777404" calcext:value-type="float">
            <text:p>0.777404</text:p>
          </table:table-cell>
          <table:table-cell table:number-columns-repeated="6"/>
          <table:table-cell office:value-type="float" office:value="0.73024" calcext:value-type="float">
            <text:p>0.73024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8"/>
          <table:table-cell office:value-type="float" office:value="0.77793" calcext:value-type="float">
            <text:p>0.77793</text:p>
          </table:table-cell>
          <table:table-cell table:number-columns-repeated="6"/>
          <table:table-cell office:value-type="float" office:value="0.731645" calcext:value-type="float">
            <text:p>0.731645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8"/>
          <table:table-cell office:value-type="float" office:value="0.783047" calcext:value-type="float">
            <text:p>0.783047</text:p>
          </table:table-cell>
          <table:table-cell table:number-columns-repeated="6"/>
          <table:table-cell office:value-type="float" office:value="0.729097" calcext:value-type="float">
            <text:p>0.729097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2"/>
          <table:table-cell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number-columns-repeated="6"/>
          <table:table-cell office:value-type="float" office:value="0.719507" calcext:value-type="float">
            <text:p>0.719507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7"/>
          <table:table-cell table:formula="of:=MAX([.U3:.U15])" office:value-type="float" office:value="0.778385" calcext:value-type="float">
            <text:p>0.778385</text:p>
          </table:table-cell>
          <table:table-cell table:number-columns-repeated="5"/>
          <table:table-cell table:formula="of:=MAX([.AA3:.AA11])" office:value-type="float" office:value="0.778675" calcext:value-type="float">
            <text:p>0.778675</text:p>
          </table:table-cell>
          <table:table-cell table:number-columns-repeated="5"/>
          <table:table-cell table:formula="of:=MAX([.AG3:.AG20])" office:value-type="float" office:value="0.787152" calcext:value-type="float">
            <text:p>0.787152</text:p>
          </table:table-cell>
          <table:table-cell table:number-columns-repeated="6"/>
          <table:table-cell office:value-type="float" office:value="0.727528" calcext:value-type="float">
            <text:p>0.727528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36"/>
          <table:table-cell office:value-type="float" office:value="0.728251" calcext:value-type="float">
            <text:p>0.728251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36"/>
          <table:table-cell office:value-type="float" office:value="0.732499" calcext:value-type="float">
            <text:p>0.732499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36"/>
          <table:table-cell office:value-type="float" office:value="0.732307" calcext:value-type="float">
            <text:p>0.732307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36"/>
          <table:table-cell office:value-type="float" office:value="0.730936" calcext:value-type="float">
            <text:p>0.730936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36"/>
          <table:table-cell office:value-type="float" office:value="0.7337" calcext:value-type="float">
            <text:p>0.7337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36"/>
          <table:table-cell office:value-type="float" office:value="0.732417" calcext:value-type="float">
            <text:p>0.73241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36"/>
          <table:table-cell office:value-type="float" office:value="0.715544" calcext:value-type="float">
            <text:p>0.71554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36"/>
          <table:table-cell office:value-type="float" office:value="0.732219" calcext:value-type="float">
            <text:p>0.73221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36"/>
          <table:table-cell office:value-type="float" office:value="0.734157" calcext:value-type="float">
            <text:p>0.734157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36"/>
          <table:table-cell office:value-type="float" office:value="0.726047" calcext:value-type="float">
            <text:p>0.726047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36"/>
          <table:table-cell office:value-type="float" office:value="0.733802" calcext:value-type="float">
            <text:p>0.733802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36"/>
          <table:table-cell office:value-type="float" office:value="0.729873" calcext:value-type="float">
            <text:p>0.72987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62" calcext:value-type="float">
            <text:p>0.72962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055" calcext:value-type="float">
            <text:p>0.729055</text:p>
          </table:table-cell>
          <table:table-cell table:number-columns-repeated="984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_old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2_2_2</text:p>
          </table:table-cell>
          <table:table-cell table:style-name="ce3" office:value-type="string" calcext:value-type="string">
            <text:p>V12_3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office:value-type="string" calcext:value-type="string">
            <text:p>v14</text:p>
          </table:table-cell>
          <table:table-cell table:style-name="ce3" office:value-type="string" calcext:value-type="string">
            <text:p>V5_6_4</text:p>
          </table:table-cell>
          <table:table-cell table:style-name="ce3" office:value-type="string" calcext:value-type="string">
            <text:p>V5_6_5</text:p>
          </table:table-cell>
          <table:table-cell table:style-name="ce3" office:value-type="string" calcext:value-type="string">
            <text:p>v16</text:p>
          </table:table-cell>
          <table:table-cell table:style-name="ce3" office:value-type="string" calcext:value-type="string">
            <text:p>v17</text:p>
          </table:table-cell>
          <table:table-cell table:style-name="ce3" office:value-type="string" calcext:value-type="string">
            <text:p>V12_5</text:p>
          </table:table-cell>
          <table:table-cell table:style-name="ce3" office:value-type="string" calcext:value-type="string">
            <text:p>V12_6</text:p>
          </table:table-cell>
          <table:table-cell table:style-name="ce3" office:value-type="string" calcext:value-type="string">
            <text:p>V12_7</text:p>
          </table:table-cell>
          <table:table-cell table:style-name="ce3" table:number-columns-repeated="978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678969" calcext:value-type="float">
            <text:p>0.678969</text:p>
          </table:table-cell>
          <table:table-cell office:value-type="float" office:value="0.710602" calcext:value-type="float">
            <text:p>0.710602</text:p>
          </table:table-cell>
          <table:table-cell office:value-type="float" office:value="0.704002" calcext:value-type="float">
            <text:p>0.704002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702006" calcext:value-type="float">
            <text:p>0.702006</text:p>
          </table:table-cell>
          <table:table-cell office:value-type="float" office:value="0.725634" calcext:value-type="float">
            <text:p>0.725634</text:p>
          </table:table-cell>
          <table:table-cell office:value-type="float" office:value="0.728262" calcext:value-type="float">
            <text:p>0.728262</text:p>
          </table:table-cell>
          <table:table-cell office:value-type="float" office:value="0.723068" calcext:value-type="float">
            <text:p>0.723068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695977" calcext:value-type="float">
            <text:p>0.695977</text:p>
          </table:table-cell>
          <table:table-cell office:value-type="float" office:value="0.666117" calcext:value-type="float">
            <text:p>0.666117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596761" calcext:value-type="float">
            <text:p>0.596761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0.575924" calcext:value-type="float">
            <text:p>0.575924</text:p>
          </table:table-cell>
          <table:table-cell office:value-type="float" office:value="0.659925" calcext:value-type="float">
            <text:p>0.659925</text:p>
          </table:table-cell>
          <table:table-cell office:value-type="float" office:value="0.724616" calcext:value-type="float">
            <text:p>0.724616</text:p>
          </table:table-cell>
          <table:table-cell office:value-type="float" office:value="0.723027" calcext:value-type="float">
            <text:p>0.723027</text:p>
          </table:table-cell>
          <table:table-cell office:value-type="float" office:value="0.587921" calcext:value-type="float">
            <text:p>0.587921</text:p>
          </table:table-cell>
          <table:table-cell office:value-type="float" office:value="0.716468" calcext:value-type="float">
            <text:p>0.716468</text:p>
          </table:table-cell>
          <table:table-cell table:number-columns-repeated="978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95142" calcext:value-type="float">
            <text:p>0.695142</text:p>
          </table:table-cell>
          <table:table-cell office:value-type="float" office:value="0.733618" calcext:value-type="float">
            <text:p>0.733618</text:p>
          </table:table-cell>
          <table:table-cell office:value-type="float" office:value="0.678562" calcext:value-type="float">
            <text:p>0.678562</text:p>
          </table:table-cell>
          <table:table-cell office:value-type="float" office:value="0.682126" calcext:value-type="float">
            <text:p>0.682126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699929" calcext:value-type="float">
            <text:p>0.699929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40126" calcext:value-type="float">
            <text:p>0.640126</text:p>
          </table:table-cell>
          <table:table-cell office:value-type="float" office:value="0.627253" calcext:value-type="float">
            <text:p>0.627253</text:p>
          </table:table-cell>
          <table:table-cell office:value-type="float" office:value="0.700438" calcext:value-type="float">
            <text:p>0.700438</text:p>
          </table:table-cell>
          <table:table-cell office:value-type="float" office:value="0.731072" calcext:value-type="float">
            <text:p>0.731072</text:p>
          </table:table-cell>
          <table:table-cell office:value-type="float" office:value="0.672797" calcext:value-type="float">
            <text:p>0.672797</text:p>
          </table:table-cell>
          <table:table-cell office:value-type="float" office:value="0.660515" calcext:value-type="float">
            <text:p>0.660515</text:p>
          </table:table-cell>
          <table:table-cell office:value-type="float" office:value="0.624198" calcext:value-type="float">
            <text:p>0.624198</text:p>
          </table:table-cell>
          <table:table-cell office:value-type="float" office:value="0.701375" calcext:value-type="float">
            <text:p>0.701375</text:p>
          </table:table-cell>
          <table:table-cell office:value-type="float" office:value="0.69115" calcext:value-type="float">
            <text:p>0.69115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681414" calcext:value-type="float">
            <text:p>0.681414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716937" calcext:value-type="float">
            <text:p>0.716937</text:p>
          </table:table-cell>
          <table:table-cell table:number-columns-repeated="978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15938" calcext:value-type="float">
            <text:p>0.715938</text:p>
          </table:table-cell>
          <table:table-cell office:value-type="float" office:value="0.696812" calcext:value-type="float">
            <text:p>0.696812</text:p>
          </table:table-cell>
          <table:table-cell/>
          <table:table-cell office:value-type="float" office:value="0.666402" calcext:value-type="float">
            <text:p>0.666402</text:p>
          </table:table-cell>
          <table:table-cell/>
          <table:table-cell office:value-type="float" office:value="0.739098" calcext:value-type="float">
            <text:p>0.739098</text:p>
          </table:table-cell>
          <table:table-cell office:value-type="float" office:value="0.742723" calcext:value-type="float">
            <text:p>0.742723</text:p>
          </table:table-cell>
          <table:table-cell office:value-type="float" office:value="0.755474" calcext:value-type="float">
            <text:p>0.755474</text:p>
          </table:table-cell>
          <table:table-cell office:value-type="float" office:value="0.747673" calcext:value-type="float">
            <text:p>0.747673</text:p>
          </table:table-cell>
          <table:table-cell office:value-type="float" office:value="0.742357" calcext:value-type="float">
            <text:p>0.742357</text:p>
          </table:table-cell>
          <table:table-cell office:value-type="float" office:value="0.709848" calcext:value-type="float">
            <text:p>0.709848</text:p>
          </table:table-cell>
          <table:table-cell office:value-type="float" office:value="0.703045" calcext:value-type="float">
            <text:p>0.703045</text:p>
          </table:table-cell>
          <table:table-cell office:value-type="float" office:value="0.704913" calcext:value-type="float">
            <text:p>0.704913</text:p>
          </table:table-cell>
          <table:table-cell office:value-type="float" office:value="0.656706" calcext:value-type="float">
            <text:p>0.656706</text:p>
          </table:table-cell>
          <table:table-cell office:value-type="float" office:value="0.651492" calcext:value-type="float">
            <text:p>0.651492</text:p>
          </table:table-cell>
          <table:table-cell office:value-type="float" office:value="0.677992" calcext:value-type="float">
            <text:p>0.677992</text:p>
          </table:table-cell>
          <table:table-cell office:value-type="float" office:value="0.711396" calcext:value-type="float">
            <text:p>0.711396</text:p>
          </table:table-cell>
          <table:table-cell office:value-type="float" office:value="0.743233" calcext:value-type="float">
            <text:p>0.743233</text:p>
          </table:table-cell>
          <table:table-cell office:value-type="float" office:value="0.721336" calcext:value-type="float">
            <text:p>0.721336</text:p>
          </table:table-cell>
          <table:table-cell/>
          <table:table-cell office:value-type="float" office:value="0.725104" calcext:value-type="float">
            <text:p>0.725104</text:p>
          </table:table-cell>
          <table:table-cell table:number-columns-repeated="978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18159" calcext:value-type="float">
            <text:p>0.718159</text:p>
          </table:table-cell>
          <table:table-cell office:value-type="float" office:value="0.677136" calcext:value-type="float">
            <text:p>0.677136</text:p>
          </table:table-cell>
          <table:table-cell office:value-type="float" office:value="0.725145" calcext:value-type="float">
            <text:p>0.725145</text:p>
          </table:table-cell>
          <table:table-cell/>
          <table:table-cell office:value-type="float" office:value="0.70775" calcext:value-type="float">
            <text:p>0.70775</text:p>
          </table:table-cell>
          <table:table-cell/>
          <table:table-cell office:value-type="float" office:value="0.737326" calcext:value-type="float">
            <text:p>0.737326</text:p>
          </table:table-cell>
          <table:table-cell office:value-type="float" office:value="0.749465" calcext:value-type="float">
            <text:p>0.749465</text:p>
          </table:table-cell>
          <table:table-cell office:value-type="float" office:value="0.737081" calcext:value-type="float">
            <text:p>0.737081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3149" calcext:value-type="float">
            <text:p>0.723149</text:p>
          </table:table-cell>
          <table:table-cell office:value-type="float" office:value="0.719849" calcext:value-type="float">
            <text:p>0.719849</text:p>
          </table:table-cell>
          <table:table-cell office:value-type="float" office:value="0.733822" calcext:value-type="float">
            <text:p>0.733822</text:p>
          </table:table-cell>
          <table:table-cell office:value-type="float" office:value="0.704658" calcext:value-type="float">
            <text:p>0.704658</text:p>
          </table:table-cell>
          <table:table-cell office:value-type="float" office:value="0.666728" calcext:value-type="float">
            <text:p>0.666728</text:p>
          </table:table-cell>
          <table:table-cell office:value-type="float" office:value="0.463387" calcext:value-type="float">
            <text:p>0.463387</text:p>
          </table:table-cell>
          <table:table-cell office:value-type="float" office:value="0.709665" calcext:value-type="float">
            <text:p>0.709665</text:p>
          </table:table-cell>
          <table:table-cell office:value-type="float" office:value="0.701395" calcext:value-type="float">
            <text:p>0.701395</text:p>
          </table:table-cell>
          <table:table-cell office:value-type="float" office:value="0.73368" calcext:value-type="float">
            <text:p>0.73368</text:p>
          </table:table-cell>
          <table:table-cell office:value-type="float" office:value="0.731765" calcext:value-type="float">
            <text:p>0.731765</text:p>
          </table:table-cell>
          <table:table-cell table:number-columns-repeated="980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38466" calcext:value-type="float">
            <text:p>0.738466</text:p>
          </table:table-cell>
          <table:table-cell/>
          <table:table-cell office:value-type="float" office:value="0.708769" calcext:value-type="float">
            <text:p>0.708769</text:p>
          </table:table-cell>
          <table:table-cell/>
          <table:table-cell office:value-type="float" office:value="0.742173" calcext:value-type="float">
            <text:p>0.742173</text:p>
          </table:table-cell>
          <table:table-cell office:value-type="float" office:value="0.740503" calcext:value-type="float">
            <text:p>0.740503</text:p>
          </table:table-cell>
          <table:table-cell office:value-type="float" office:value="0.749526" calcext:value-type="float">
            <text:p>0.749526</text:p>
          </table:table-cell>
          <table:table-cell office:value-type="float" office:value="0.746186" calcext:value-type="float">
            <text:p>0.746186</text:p>
          </table:table-cell>
          <table:table-cell office:value-type="float" office:value="0.728363" calcext:value-type="float">
            <text:p>0.728363</text:p>
          </table:table-cell>
          <table:table-cell office:value-type="float" office:value="0.722477" calcext:value-type="float">
            <text:p>0.722477</text:p>
          </table:table-cell>
          <table:table-cell office:value-type="float" office:value="0.726001" calcext:value-type="float">
            <text:p>0.726001</text:p>
          </table:table-cell>
          <table:table-cell office:value-type="float" office:value="0.712311" calcext:value-type="float">
            <text:p>0.712311</text:p>
          </table:table-cell>
          <table:table-cell office:value-type="float" office:value="0.61711" calcext:value-type="float">
            <text:p>0.61711</text:p>
          </table:table-cell>
          <table:table-cell office:value-type="float" office:value="0.547123" calcext:value-type="float">
            <text:p>0.547123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92494" calcext:value-type="float">
            <text:p>0.692494</text:p>
          </table:table-cell>
          <table:table-cell office:value-type="float" office:value="0.735248" calcext:value-type="float">
            <text:p>0.735248</text:p>
          </table:table-cell>
          <table:table-cell office:value-type="float" office:value="0.731154" calcext:value-type="float">
            <text:p>0.731154</text:p>
          </table:table-cell>
          <table:table-cell table:number-columns-repeated="980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office:value-type="float" office:value="0.721642" calcext:value-type="float">
            <text:p>0.721642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0.715572" calcext:value-type="float">
            <text:p>0.715572</text:p>
          </table:table-cell>
          <table:table-cell office:value-type="float" office:value="0.71052" calcext:value-type="float">
            <text:p>0.71052</text:p>
          </table:table-cell>
          <table:table-cell/>
          <table:table-cell office:value-type="float" office:value="0.703758" calcext:value-type="float">
            <text:p>0.703758</text:p>
          </table:table-cell>
          <table:table-cell/>
          <table:table-cell office:value-type="float" office:value="0.724758" calcext:value-type="float">
            <text:p>0.724758</text:p>
          </table:table-cell>
          <table:table-cell office:value-type="float" office:value="0.741746" calcext:value-type="float">
            <text:p>0.741746</text:p>
          </table:table-cell>
          <table:table-cell office:value-type="float" office:value="0.750973" calcext:value-type="float">
            <text:p>0.750973</text:p>
          </table:table-cell>
          <table:table-cell office:value-type="float" office:value="0.72066" calcext:value-type="float">
            <text:p>0.72066</text:p>
          </table:table-cell>
          <table:table-cell office:value-type="float" office:value="0.721173" calcext:value-type="float">
            <text:p>0.721173</text:p>
          </table:table-cell>
          <table:table-cell office:value-type="float" office:value="0.721764" calcext:value-type="float">
            <text:p>0.721764</text:p>
          </table:table-cell>
          <table:table-cell office:value-type="float" office:value="0.729443" calcext:value-type="float">
            <text:p>0.729443</text:p>
          </table:table-cell>
          <table:table-cell office:value-type="float" office:value="0.686697" calcext:value-type="float">
            <text:p>0.686697</text:p>
          </table:table-cell>
          <table:table-cell office:value-type="float" office:value="0.707261" calcext:value-type="float">
            <text:p>0.707261</text:p>
          </table:table-cell>
          <table:table-cell office:value-type="float" office:value="0.603218" calcext:value-type="float">
            <text:p>0.603218</text:p>
          </table:table-cell>
          <table:table-cell office:value-type="float" office:value="0.716061" calcext:value-type="float">
            <text:p>0.716061</text:p>
          </table:table-cell>
          <table:table-cell office:value-type="float" office:value="0.705795" calcext:value-type="float">
            <text:p>0.705795</text:p>
          </table:table-cell>
          <table:table-cell office:value-type="float" office:value="0.746186" calcext:value-type="float">
            <text:p>0.746186</text:p>
          </table:table-cell>
          <table:table-cell office:value-type="float" office:value="0.740972" calcext:value-type="float">
            <text:p>0.740972</text:p>
          </table:table-cell>
          <table:table-cell table:number-columns-repeated="980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office:value-type="float" office:value="0.717609" calcext:value-type="float">
            <text:p>0.717609</text:p>
          </table:table-cell>
          <table:table-cell office:value-type="float" office:value="0.725654" calcext:value-type="float">
            <text:p>0.725654</text:p>
          </table:table-cell>
          <table:table-cell office:value-type="float" office:value="0.724982" calcext:value-type="float">
            <text:p>0.724982</text:p>
          </table:table-cell>
          <table:table-cell office:value-type="float" office:value="0.728954" calcext:value-type="float">
            <text:p>0.728954</text:p>
          </table:table-cell>
          <table:table-cell/>
          <table:table-cell office:value-type="float" office:value="0.718179" calcext:value-type="float">
            <text:p>0.718179</text:p>
          </table:table-cell>
          <table:table-cell/>
          <table:table-cell office:value-type="float" office:value="0.744027" calcext:value-type="float">
            <text:p>0.744027</text:p>
          </table:table-cell>
          <table:table-cell office:value-type="float" office:value="0.75368" calcext:value-type="float">
            <text:p>0.75368</text:p>
          </table:table-cell>
          <table:table-cell office:value-type="float" office:value="0.737937" calcext:value-type="float">
            <text:p>0.737937</text:p>
          </table:table-cell>
          <table:table-cell office:value-type="float" office:value="0.75513" calcext:value-type="float">
            <text:p>0.75513</text:p>
          </table:table-cell>
          <table:table-cell office:value-type="float" office:value="0.743905" calcext:value-type="float">
            <text:p>0.743905</text:p>
          </table:table-cell>
          <table:table-cell office:value-type="float" office:value="0.73148" calcext:value-type="float">
            <text:p>0.73148</text:p>
          </table:table-cell>
          <table:table-cell office:value-type="float" office:value="0.739933" calcext:value-type="float">
            <text:p>0.739933</text:p>
          </table:table-cell>
          <table:table-cell office:value-type="float" office:value="0.706225" calcext:value-type="float">
            <text:p>0.706225</text:p>
          </table:table-cell>
          <table:table-cell office:value-type="float" office:value="0.664548" calcext:value-type="float">
            <text:p>0.664548</text:p>
          </table:table-cell>
          <table:table-cell office:value-type="float" office:value="0.627864" calcext:value-type="float">
            <text:p>0.627864</text:p>
          </table:table-cell>
          <table:table-cell office:value-type="float" office:value="0.727997" calcext:value-type="float">
            <text:p>0.727997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740462" calcext:value-type="float">
            <text:p>0.740462</text:p>
          </table:table-cell>
          <table:table-cell table:number-columns-repeated="981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5003" calcext:value-type="float">
            <text:p>0.725003</text:p>
          </table:table-cell>
          <table:table-cell office:value-type="float" office:value="0.720358" calcext:value-type="float">
            <text:p>0.720358</text:p>
          </table:table-cell>
          <table:table-cell office:value-type="float" office:value="0.715022" calcext:value-type="float">
            <text:p>0.715022</text:p>
          </table:table-cell>
          <table:table-cell office:value-type="float" office:value="0.724514" calcext:value-type="float">
            <text:p>0.724514</text:p>
          </table:table-cell>
          <table:table-cell/>
          <table:table-cell office:value-type="float" office:value="0.700051" calcext:value-type="float">
            <text:p>0.700051</text:p>
          </table:table-cell>
          <table:table-cell/>
          <table:table-cell office:value-type="float" office:value="0.741114" calcext:value-type="float">
            <text:p>0.741114</text:p>
          </table:table-cell>
          <table:table-cell/>
          <table:table-cell office:value-type="float" office:value="0.734922" calcext:value-type="float">
            <text:p>0.734922</text:p>
          </table:table-cell>
          <table:table-cell/>
          <table:table-cell office:value-type="float" office:value="0.74236" calcext:value-type="float">
            <text:p>0.74236</text:p>
          </table:table-cell>
          <table:table-cell office:value-type="float" office:value="0.729871" calcext:value-type="float">
            <text:p>0.729871</text:p>
          </table:table-cell>
          <table:table-cell office:value-type="float" office:value="0.733537" calcext:value-type="float">
            <text:p>0.733537</text:p>
          </table:table-cell>
          <table:table-cell office:value-type="float" office:value="0.697558" calcext:value-type="float">
            <text:p>0.697558</text:p>
          </table:table-cell>
          <table:table-cell office:value-type="float" office:value="0.694287" calcext:value-type="float">
            <text:p>0.694287</text:p>
          </table:table-cell>
          <table:table-cell office:value-type="float" office:value="0.627925" calcext:value-type="float">
            <text:p>0.627925</text:p>
          </table:table-cell>
          <table:table-cell office:value-type="float" office:value="0.724717" calcext:value-type="float">
            <text:p>0.724717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730421" calcext:value-type="float">
            <text:p>0.730421</text:p>
          </table:table-cell>
          <table:table-cell table:number-columns-repeated="981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28078" calcext:value-type="float">
            <text:p>0.728078</text:p>
          </table:table-cell>
          <table:table-cell office:value-type="float" office:value="0.70331" calcext:value-type="float">
            <text:p>0.70331</text:p>
          </table:table-cell>
          <table:table-cell office:value-type="float" office:value="0.704695" calcext:value-type="float">
            <text:p>0.704695</text:p>
          </table:table-cell>
          <table:table-cell office:value-type="float" office:value="0.742031" calcext:value-type="float">
            <text:p>0.742031</text:p>
          </table:table-cell>
          <table:table-cell/>
          <table:table-cell office:value-type="float" office:value="0.722701" calcext:value-type="float">
            <text:p>0.722701</text:p>
          </table:table-cell>
          <table:table-cell/>
          <table:table-cell office:value-type="float" office:value="0.736165" calcext:value-type="float">
            <text:p>0.736165</text:p>
          </table:table-cell>
          <table:table-cell/>
          <table:table-cell office:value-type="float" office:value="0.741868" calcext:value-type="float">
            <text:p>0.741868</text:p>
          </table:table-cell>
          <table:table-cell table:number-columns-repeated="3"/>
          <table:table-cell office:value-type="float" office:value="0.737224" calcext:value-type="float">
            <text:p>0.737224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705286" calcext:value-type="float">
            <text:p>0.705286</text:p>
          </table:table-cell>
          <table:table-cell office:value-type="float" office:value="0.630533" calcext:value-type="float">
            <text:p>0.630533</text:p>
          </table:table-cell>
          <table:table-cell office:value-type="float" office:value="0.72484" calcext:value-type="float">
            <text:p>0.72484</text:p>
          </table:table-cell>
          <table:table-cell office:value-type="float" office:value="0.725023" calcext:value-type="float">
            <text:p>0.725023</text:p>
          </table:table-cell>
          <table:table-cell office:value-type="float" office:value="0.742214" calcext:value-type="float">
            <text:p>0.742214</text:p>
          </table:table-cell>
          <table:table-cell table:number-columns-repeated="981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office:value-type="float" office:value="0.728954" calcext:value-type="float">
            <text:p>0.728954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8893" calcext:value-type="float">
            <text:p>0.728893</text:p>
          </table:table-cell>
          <table:table-cell table:number-columns-repeated="2"/>
          <table:table-cell office:value-type="float" office:value="0.711091" calcext:value-type="float">
            <text:p>0.711091</text:p>
          </table:table-cell>
          <table:table-cell/>
          <table:table-cell office:value-type="float" office:value="0.735676" calcext:value-type="float">
            <text:p>0.735676</text:p>
          </table:table-cell>
          <table:table-cell/>
          <table:table-cell office:value-type="float" office:value="0.752785" calcext:value-type="float">
            <text:p>0.752785</text:p>
          </table:table-cell>
          <table:table-cell table:number-columns-repeated="3"/>
          <table:table-cell office:value-type="float" office:value="0.731745" calcext:value-type="float">
            <text:p>0.731745</text:p>
          </table:table-cell>
          <table:table-cell office:value-type="float" office:value="0.730884" calcext:value-type="float">
            <text:p>0.730884</text:p>
          </table:table-cell>
          <table:table-cell office:value-type="float" office:value="0.706324" calcext:value-type="float">
            <text:p>0.706324</text:p>
          </table:table-cell>
          <table:table-cell office:value-type="float" office:value="0.690152" calcext:value-type="float">
            <text:p>0.690152</text:p>
          </table:table-cell>
          <table:table-cell office:value-type="float" office:value="0.726571" calcext:value-type="float">
            <text:p>0.726571</text:p>
          </table:table-cell>
          <table:table-cell office:value-type="float" office:value="0.722966" calcext:value-type="float">
            <text:p>0.722966</text:p>
          </table:table-cell>
          <table:table-cell office:value-type="float" office:value="0.742031" calcext:value-type="float">
            <text:p>0.742031</text:p>
          </table:table-cell>
          <table:table-cell table:number-columns-repeated="981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/>
          <table:table-cell office:value-type="float" office:value="0.733639" calcext:value-type="float">
            <text:p>0.733639</text:p>
          </table:table-cell>
          <table:table-cell office:value-type="float" office:value="0.721988" calcext:value-type="float">
            <text:p>0.721988</text:p>
          </table:table-cell>
          <table:table-cell office:value-type="float" office:value="0.730604" calcext:value-type="float">
            <text:p>0.730604</text:p>
          </table:table-cell>
          <table:table-cell table:number-columns-repeated="7"/>
          <table:table-cell office:value-type="float" office:value="0.750789" calcext:value-type="float">
            <text:p>0.750789</text:p>
          </table:table-cell>
          <table:table-cell table:number-columns-repeated="3"/>
          <table:table-cell office:value-type="float" office:value="0.726734" calcext:value-type="float">
            <text:p>0.726734</text:p>
          </table:table-cell>
          <table:table-cell office:value-type="float" office:value="0.721299" calcext:value-type="float">
            <text:p>0.721299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704043" calcext:value-type="float">
            <text:p>0.704043</text:p>
          </table:table-cell>
          <table:table-cell office:value-type="float" office:value="0.732213" calcext:value-type="float">
            <text:p>0.732213</text:p>
          </table:table-cell>
          <table:table-cell office:value-type="float" office:value="0.722212" calcext:value-type="float">
            <text:p>0.722212</text:p>
          </table:table-cell>
          <table:table-cell office:value-type="float" office:value="0.739974" calcext:value-type="float">
            <text:p>0.739974</text:p>
          </table:table-cell>
          <table:table-cell table:number-columns-repeated="981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/>
          <table:table-cell office:value-type="float" office:value="0.733456" calcext:value-type="float">
            <text:p>0.733456</text:p>
          </table:table-cell>
          <table:table-cell office:value-type="float" office:value="0.736653" calcext:value-type="float">
            <text:p>0.736653</text:p>
          </table:table-cell>
          <table:table-cell office:value-type="float" office:value="0.733822" calcext:value-type="float">
            <text:p>0.733822</text:p>
          </table:table-cell>
          <table:table-cell table:number-columns-repeated="7"/>
          <table:table-cell office:value-type="float" office:value="0.750749" calcext:value-type="float">
            <text:p>0.750749</text:p>
          </table:table-cell>
          <table:table-cell table:number-columns-repeated="3"/>
          <table:table-cell office:value-type="float" office:value="0.735248" calcext:value-type="float">
            <text:p>0.735248</text:p>
          </table:table-cell>
          <table:table-cell/>
          <table:table-cell office:value-type="float" office:value="0.717507" calcext:value-type="float">
            <text:p>0.717507</text:p>
          </table:table-cell>
          <table:table-cell office:value-type="float" office:value="0.684306" calcext:value-type="float">
            <text:p>0.684306</text:p>
          </table:table-cell>
          <table:table-cell/>
          <table:table-cell office:value-type="float" office:value="0.720908" calcext:value-type="float">
            <text:p>0.720908</text:p>
          </table:table-cell>
          <table:table-cell table:number-columns-repeated="982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/>
          <table:table-cell office:value-type="float" office:value="0.732295" calcext:value-type="float">
            <text:p>0.732295</text:p>
          </table:table-cell>
          <table:table-cell office:value-type="float" office:value="0.729545" calcext:value-type="float">
            <text:p>0.729545</text:p>
          </table:table-cell>
          <table:table-cell table:number-columns-repeated="8"/>
          <table:table-cell office:value-type="float" office:value="0.759466" calcext:value-type="float">
            <text:p>0.759466</text:p>
          </table:table-cell>
          <table:table-cell table:number-columns-repeated="3"/>
          <table:table-cell office:value-type="float" office:value="0.73203" calcext:value-type="float">
            <text:p>0.73203</text:p>
          </table:table-cell>
          <table:table-cell/>
          <table:table-cell office:value-type="float" office:value="0.70969" calcext:value-type="float">
            <text:p>0.70969</text:p>
          </table:table-cell>
          <table:table-cell office:value-type="float" office:value="0.672981" calcext:value-type="float">
            <text:p>0.672981</text:p>
          </table:table-cell>
          <table:table-cell/>
          <table:table-cell office:value-type="float" office:value="0.726775" calcext:value-type="float">
            <text:p>0.726775</text:p>
          </table:table-cell>
          <table:table-cell table:number-columns-repeated="982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7"/>
          <table:table-cell office:value-type="float" office:value="0.729565" calcext:value-type="float">
            <text:p>0.729565</text:p>
          </table:table-cell>
          <table:table-cell table:number-columns-repeated="9"/>
          <table:table-cell office:value-type="float" office:value="0.750708" calcext:value-type="float">
            <text:p>0.750708</text:p>
          </table:table-cell>
          <table:table-cell table:number-columns-repeated="3"/>
          <table:table-cell office:value-type="float" office:value="0.732152" calcext:value-type="float">
            <text:p>0.732152</text:p>
          </table:table-cell>
          <table:table-cell table:number-columns-repeated="2"/>
          <table:table-cell office:value-type="float" office:value="0.704125" calcext:value-type="float">
            <text:p>0.704125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7"/>
          <table:table-cell office:value-type="float" office:value="0.748752" calcext:value-type="float">
            <text:p>0.748752</text:p>
          </table:table-cell>
          <table:table-cell table:number-columns-repeated="3"/>
          <table:table-cell office:value-type="float" office:value="0.735513" calcext:value-type="float">
            <text:p>0.735513</text:p>
          </table:table-cell>
          <table:table-cell table:number-columns-repeated="2"/>
          <table:table-cell office:value-type="float" office:value="0.704614" calcext:value-type="float">
            <text:p>0.704614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7"/>
          <table:table-cell office:value-type="float" office:value="0.747938" calcext:value-type="float">
            <text:p>0.747938</text:p>
          </table:table-cell>
          <table:table-cell table:number-columns-repeated="6"/>
          <table:table-cell office:value-type="float" office:value="0.672288" calcext:value-type="float">
            <text:p>0.672288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8"/>
          <table:table-cell office:value-type="float" office:value="0.750402" calcext:value-type="float">
            <text:p>0.750402</text:p>
          </table:table-cell>
          <table:table-cell table:number-columns-repeated="6"/>
          <table:table-cell office:value-type="float" office:value="0.701538" calcext:value-type="float">
            <text:p>0.701538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8"/>
          <table:table-cell office:value-type="float" office:value="0.750484" calcext:value-type="float">
            <text:p>0.750484</text:p>
          </table:table-cell>
          <table:table-cell table:number-columns-repeated="6"/>
          <table:table-cell office:value-type="float" office:value="0.698116" calcext:value-type="float">
            <text:p>0.698116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25"/>
          <table:table-cell office:value-type="float" office:value="0.674692" calcext:value-type="float">
            <text:p>0.674692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36"/>
          <table:table-cell office:value-type="float" office:value="0.696629" calcext:value-type="float">
            <text:p>0.696629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36"/>
          <table:table-cell office:value-type="float" office:value="0.690865" calcext:value-type="float">
            <text:p>0.690865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36"/>
          <table:table-cell office:value-type="float" office:value="0.64031" calcext:value-type="float">
            <text:p>0.64031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36"/>
          <table:table-cell office:value-type="float" office:value="0.685365" calcext:value-type="float">
            <text:p>0.685365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36"/>
          <table:table-cell office:value-type="float" office:value="0.685813" calcext:value-type="float">
            <text:p>0.685813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36"/>
          <table:table-cell office:value-type="float" office:value="0.670598" calcext:value-type="float">
            <text:p>0.670598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36"/>
          <table:table-cell office:value-type="float" office:value="0.688237" calcext:value-type="float">
            <text:p>0.68823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36"/>
          <table:table-cell office:value-type="float" office:value="0.657704" calcext:value-type="float">
            <text:p>0.65770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36"/>
          <table:table-cell office:value-type="float" office:value="0.689459" calcext:value-type="float">
            <text:p>0.68945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36"/>
          <table:table-cell office:value-type="float" office:value="0.679723" calcext:value-type="float">
            <text:p>0.679723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36"/>
          <table:table-cell office:value-type="float" office:value="0.678766" calcext:value-type="float">
            <text:p>0.678766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36"/>
          <table:table-cell office:value-type="float" office:value="0.702516" calcext:value-type="float">
            <text:p>0.702516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36"/>
          <table:table-cell office:value-type="float" office:value="0.686526" calcext:value-type="float">
            <text:p>0.686526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94612" calcext:value-type="float">
            <text:p>0.694612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87443" calcext:value-type="float">
            <text:p>0.687443</text:p>
          </table:table-cell>
          <table:table-cell table:number-columns-repeated="984"/>
        </table:table-row>
      </table:table>
      <table:table table:name="VAR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proaches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AH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T*</text:p>
          </table:table-cell>
          <table:table-cell table:style-name="ce3" office:value-type="string" calcext:value-type="string">
            <text:p>AH*</text:p>
          </table:table-cell>
          <table:table-cell table:style-name="ce3" office:value-type="string" calcext:value-type="string">
            <text:p>LA*</text:p>
          </table:table-cell>
          <table:table-cell table:style-name="ce3" office:value-type="string" calcext:value-type="string">
            <text:p>OC*</text:p>
          </table:table-cell>
          <table:table-cell table:style-name="ce3" office:value-type="string" calcext:value-type="string">
            <text:p>TC*</text:p>
          </table:table-cell>
          <table:table-cell table:style-name="ce3" office:value-type="string" calcext:value-type="string">
            <text:p>VO*</text:p>
          </table:table-cell>
          <table:table-cell table:style-name="ce3" office:value-type="string" calcext:value-type="string">
            <text:p>OO*</text:p>
          </table:table-cell>
          <table:table-cell table:style-name="ce3" office:value-type="string" calcext:value-type="string">
            <text:p>UK?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e goal of Video Action Recognition (VAR) is to assign each video clip to one anomaly categ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UK(*) anomalies are ignored, yielding 3216 training and 1369 test video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evaluation, we randomly selected ten clips from each test video (as in [20]) except TSN which uses 25 clips per video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oTA: Unsupervised Detection of Traffic Anomaly in Driving Vide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proaches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AH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T*</text:p>
          </table:table-cell>
          <table:table-cell table:style-name="ce3" office:value-type="string" calcext:value-type="string">
            <text:p>AH*</text:p>
          </table:table-cell>
          <table:table-cell table:style-name="ce3" office:value-type="string" calcext:value-type="string">
            <text:p>LA*</text:p>
          </table:table-cell>
          <table:table-cell table:style-name="ce3" office:value-type="string" calcext:value-type="string">
            <text:p>OC*</text:p>
          </table:table-cell>
          <table:table-cell table:style-name="ce3" office:value-type="string" calcext:value-type="string">
            <text:p>TC*</text:p>
          </table:table-cell>
          <table:table-cell table:style-name="ce3" office:value-type="string" calcext:value-type="string">
            <text:p>VP*</text:p>
          </table:table-cell>
          <table:table-cell table:style-name="ce3" office:value-type="string" calcext:value-type="string">
            <text:p>VO*</text:p>
          </table:table-cell>
          <table:table-cell table:style-name="ce3" office:value-type="string" calcext:value-type="string">
            <text:p>OO*</text:p>
          </table:table-cell>
          <table:table-cell table:style-name="ce3" office:value-type="string" calcext:value-type="string">
            <text:p>UK?</text:p>
          </table:table-cell>
          <table:table-cell table:style-name="ce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64.2" calcext:value-type="float">
            <text:p>64.2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25:.O25])" office:value-type="float" office:value="67.1214285714286" calcext:value-type="float">
            <text:p>67.12142857142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+Mask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8.8" calcext:value-type="float">
            <text:p>58.8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26:.O26])" office:value-type="float" office:value="65.2" calcext:value-type="float">
            <text:p>65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L-STD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3.8" calcext:value-type="float">
            <text:p>63.8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27:.O27])" office:value-type="float" office:value="69.6857142857143" calcext:value-type="float">
            <text:p>69.6857142857143</text:p>
          </table:table-cell>
          <table:table-cell/>
          <table:table-cell office:value-type="string" calcext:value-type="string">
            <text:p>box+flow+eg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L-Ensemble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5.2" calcext:value-type="float">
            <text:p>65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28:.O28])" office:value-type="float" office:value="72.7928571428572" calcext:value-type="float">
            <text:p>72.7928571428572</text:p>
          </table:table-cell>
          <table:table-cell/>
          <table:table-cell office:value-type="string" calcext:value-type="string">
            <text:p>FOL-STD + AnoPred+Mask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1:50:39.828603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1-28T16:46:42.187070972</dc:date>
    <meta:editing-duration>P25DT1H22M27S</meta:editing-duration>
    <meta:editing-cycles>329</meta:editing-cycles>
    <meta:generator>LibreOffice/7.0.4.2$Linux_X86_64 LibreOffice_project/00$Build-2</meta:generator>
    <meta:document-statistic meta:table-count="6" meta:cell-count="2578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rand frames</text:p>
        </chart:title>
        <chart:legend chart:legend-position="end" svg:x="13.677cm" svg:y="3.952cm" style:legend-expansion="high" chart:style-name="ch3"/>
        <chart:plot-area chart:style-name="ch4" table:cell-range-address="'f-AUC'.AG2:'f-AUC'.AG16 'f-AUC'.AQ2:'f-AUC'.AQ16" chart:data-source-has-labels="row" svg:x="0.32cm" svg:y="1.275cm" svg:width="13.037cm" svg:height="7.545cm">
          <chart:coordinate-region svg:x="1.232cm" svg:y="1.474cm" svg:width="11.93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G3:'f-AUC'.AG16" chart:label-cell-address="'f-AUC'.AG2:'f-AUC'.AG2" chart:class="chart:line">
            <chart:data-point chart:repeated="14"/>
          </chart:series>
          <chart:series chart:style-name="ch8" chart:values-cell-range-address="'f-AUC'.AQ3:'f-AUC'.AQ16" chart:label-cell-address="'f-AUC'.AQ2:'f-AUC'.AQ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-AUC'.AG2:'f-AUC'.AG2</svg:desc>
                </draw:g>
              </table:table-cell>
              <table:table-cell office:value-type="string">
                <text:p>v17</text:p>
                <draw:g>
                  <svg:desc>'f-AUC'.AQ2:'f-AUC'.A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788">
                <text:p>0.774788</text:p>
                <draw:g>
                  <svg:desc>'f-AUC'.AG3:'f-AUC'.AG16</svg:desc>
                </draw:g>
              </table:table-cell>
              <table:table-cell office:value-type="float" office:value="0.757809">
                <text:p>0.757809</text:p>
                <draw:g>
                  <svg:desc>'f-AUC'.AQ3:'f-AUC'.A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93">
                <text:p>0.779893</text:p>
              </table:table-cell>
              <table:table-cell office:value-type="float" office:value="0.777319">
                <text:p>0.777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854">
                <text:p>0.779854</text:p>
              </table:table-cell>
              <table:table-cell office:value-type="float" office:value="0.766539">
                <text:p>0.766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1836">
                <text:p>0.771836</text:p>
              </table:table-cell>
              <table:table-cell office:value-type="float" office:value="0.775587">
                <text:p>0.775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418">
                <text:p>0.775418</text:p>
              </table:table-cell>
              <table:table-cell office:value-type="float" office:value="0.76796">
                <text:p>0.76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054">
                <text:p>0.783054</text:p>
              </table:table-cell>
              <table:table-cell office:value-type="float" office:value="0.787998">
                <text:p>0.787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2116">
                <text:p>0.772116</text:p>
              </table:table-cell>
              <table:table-cell office:value-type="float" office:value="0.773748">
                <text:p>0.773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437">
                <text:p>0.78437</text:p>
              </table:table-cell>
              <table:table-cell office:value-type="float" office:value="0.773327">
                <text:p>0.773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797">
                <text:p>0.777797</text:p>
              </table:table-cell>
              <table:table-cell office:value-type="float" office:value="0.781082">
                <text:p>0.781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0439">
                <text:p>0.780439</text:p>
              </table:table-cell>
              <table:table-cell office:value-type="float" office:value="0.77426">
                <text:p>0.77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509">
                <text:p>0.785509</text:p>
              </table:table-cell>
              <table:table-cell office:value-type="float" office:value="0.77436">
                <text:p>0.77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2601">
                <text:p>0.78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152">
                <text:p>0.78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908">
                <text:p>0.7799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-AUC'.AA2:'f-AUC'.AA11 'f-AUC'.AE2:'f-AUC'.AE11" chart:data-source-has-labels="row" svg:x="0.32cm" svg:y="1.275cm" svg:width="13.222cm" svg:height="7.545cm">
          <chart:coordinate-region svg:x="1.232cm" svg:y="1.474cm" svg:width="12.21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A3:'f-AUC'.AA11" chart:label-cell-address="'f-AUC'.AA2:'f-AUC'.AA2" chart:class="chart:line">
            <chart:data-point chart:repeated="9"/>
          </chart:series>
          <chart:series chart:style-name="ch8" chart:values-cell-range-address="'f-AUC'.AE3:'f-AUC'.AE11" chart:label-cell-address="'f-AUC'.AE2:'f-AUC'.AE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  <table:table-cell office:value-type="string">
                <text:p>v12</text:p>
                <draw:g>
                  <svg:desc>'f-AUC'.AE2:'f-AUC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431">
                <text:p>0.752431</text:p>
                <draw:g>
                  <svg:desc>'f-AUC'.AA3:'f-AUC'.AA11</svg:desc>
                </draw:g>
              </table:table-cell>
              <table:table-cell office:value-type="float" office:value="0.746442">
                <text:p>0.746442</text:p>
                <draw:g>
                  <svg:desc>'f-AUC'.AE3:'f-AUC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295">
                <text:p>0.767295</text:p>
              </table:table-cell>
              <table:table-cell office:value-type="float" office:value="0.764115">
                <text:p>0.764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759">
                <text:p>0.765759</text:p>
              </table:table-cell>
              <table:table-cell office:value-type="float" office:value="0.768611">
                <text:p>0.7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077">
                <text:p>0.768077</text:p>
              </table:table-cell>
              <table:table-cell office:value-type="float" office:value="0.763932">
                <text:p>0.763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774">
                <text:p>0.774774</text:p>
              </table:table-cell>
              <table:table-cell office:value-type="float" office:value="0.776046">
                <text:p>0.77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941">
                <text:p>0.763941</text:p>
              </table:table-cell>
              <table:table-cell office:value-type="float" office:value="0.770516">
                <text:p>0.77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3802">
                <text:p>0.773802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6825">
                <text:p>0.766825</text:p>
              </table:table-cell>
              <table:table-cell office:value-type="float" office:value="0.778626">
                <text:p>0.778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675">
                <text:p>0.778675</text:p>
              </table:table-cell>
              <table:table-cell office:value-type="float" office:value="0.772881">
                <text:p>0.7728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v5_4 vs v5_6 (v5_6_2)</text:p>
        </chart:title>
        <chart:legend chart:legend-position="end" svg:x="13.492cm" svg:y="3.952cm" style:legend-expansion="high" chart:style-name="ch3"/>
        <chart:plot-area chart:style-name="ch4" table:cell-range-address="'F1-mean'.U2:'F1-mean'.U15 'F1-mean'.AK2:'F1-mean'.AK15" chart:data-source-has-labels="row" svg:x="0.32cm" svg:y="1.275cm" svg:width="12.852cm" svg:height="7.545cm">
          <chart:coordinate-region svg:x="1.232cm" svg:y="1.474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K3:'F1-mean'.AK15" chart:label-cell-address="'F1-mean'.AK2:'F1-mean'.AK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v5_4 vs v5_6 (f-AUC)</text:p>
        </chart:title>
        <chart:legend chart:legend-position="end" svg:x="13.862cm" svg:y="3.952cm" style:legend-expansion="high" chart:style-name="ch3"/>
        <chart:plot-area chart:style-name="ch4" table:cell-range-address="'f-AUC'.U2:'f-AUC'.U15 'f-AUC'.AA2:'f-AUC'.AA15" chart:data-source-has-labels="row" svg:x="0.32cm" svg:y="1.275cm" svg:width="13.222cm" svg:height="7.545cm">
          <chart:coordinate-region svg:x="1.418cm" svg:y="1.475cm" svg:width="11.93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U3:'f-AUC'.U15" chart:label-cell-address="'f-AUC'.U2:'f-AUC'.U2" chart:class="chart:line">
            <chart:data-point chart:repeated="13"/>
          </chart:series>
          <chart:series chart:style-name="ch8" chart:values-cell-range-address="'f-AUC'.AA3:'f-AUC'.AA15" chart:label-cell-address="'f-AUC'.AA2:'f-AUC'.AA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-AUC'.U2:'f-AUC'.U2</svg:desc>
                </draw:g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9903">
                <text:p>0.749903</text:p>
                <draw:g>
                  <svg:desc>'f-AUC'.U3:'f-AUC'.U15</svg:desc>
                </draw:g>
              </table:table-cell>
              <table:table-cell office:value-type="float" office:value="0.752431">
                <text:p>0.752431</text:p>
                <draw:g>
                  <svg:desc>'f-AUC'.AA3:'f-AUC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1316">
                <text:p>0.761316</text:p>
              </table:table-cell>
              <table:table-cell office:value-type="float" office:value="0.767295">
                <text:p>0.76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141">
                <text:p>0.769141</text:p>
              </table:table-cell>
              <table:table-cell office:value-type="float" office:value="0.765759">
                <text:p>0.76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385">
                <text:p>0.778385</text:p>
              </table:table-cell>
              <table:table-cell office:value-type="float" office:value="0.768077">
                <text:p>0.768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362">
                <text:p>0.768362</text:p>
              </table:table-cell>
              <table:table-cell office:value-type="float" office:value="0.774774">
                <text:p>0.77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9991">
                <text:p>0.769991</text:p>
              </table:table-cell>
              <table:table-cell office:value-type="float" office:value="0.763941">
                <text:p>0.76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847">
                <text:p>0.76847</text:p>
              </table:table-cell>
              <table:table-cell office:value-type="float" office:value="0.773802">
                <text:p>0.77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088">
                <text:p>0.768088</text:p>
              </table:table-cell>
              <table:table-cell office:value-type="float" office:value="0.766825">
                <text:p>0.766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864">
                <text:p>0.769864</text:p>
              </table:table-cell>
              <table:table-cell office:value-type="float" office:value="0.778675">
                <text:p>0.778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1776">
                <text:p>0.77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487">
                <text:p>0.76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2875">
                <text:p>0.77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5052">
                <text:p>0.7650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w/out vs with classes</text:p>
        </chart:title>
        <chart:legend chart:legend-position="end" svg:x="13.492cm" svg:y="3.952cm" style:legend-expansion="high" chart:style-name="ch3"/>
        <chart:plot-area chart:style-name="ch4" table:cell-range-address="'F1-mean'.AK2:'F1-mean'.AK17 'F1-mean'.AP2:'F1-mean'.AP17" chart:data-source-has-labels="row" svg:x="0.32cm" svg:y="1.275cm" svg:width="12.852cm" svg:height="7.545cm">
          <chart:coordinate-region svg:x="1.232cm" svg:y="1.475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K3:'F1-mean'.AK17" chart:label-cell-address="'F1-mean'.AK2:'F1-mean'.AK2" chart:class="chart:line">
            <chart:data-point chart:repeated="15"/>
          </chart:series>
          <chart:series chart:style-name="ch9" chart:values-cell-range-address="'F1-mean'.AP3:'F1-mean'.AP17" chart:label-cell-address="'F1-mean'.AP2:'F1-mean'.AP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16</text:p>
                <draw:g>
                  <svg:desc>'F1-mean'.AP2:'F1-mean'.A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630555">
                <text:p>0.630555</text:p>
                <draw:g>
                  <svg:desc>'F1-mean'.AP3:'F1-mean'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4686">
                <text:p>0.664686</text:p>
              </table:table-cell>
              <table:table-cell office:value-type="float" office:value="0.641358">
                <text:p>0.641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4523">
                <text:p>0.674523</text:p>
              </table:table-cell>
              <table:table-cell office:value-type="float" office:value="0.643918">
                <text:p>0.643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526">
                <text:p>0.656526</text:p>
              </table:table-cell>
              <table:table-cell office:value-type="float" office:value="0.660574">
                <text:p>0.660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077">
                <text:p>0.680077</text:p>
              </table:table-cell>
              <table:table-cell office:value-type="float" office:value="0.656202">
                <text:p>0.65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3349">
                <text:p>0.673349</text:p>
              </table:table-cell>
              <table:table-cell office:value-type="float" office:value="0.661535">
                <text:p>0.661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1088">
                <text:p>0.671088</text:p>
              </table:table-cell>
              <table:table-cell office:value-type="float" office:value="0.1929">
                <text:p>0.1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549">
                <text:p>0.671549</text:p>
              </table:table-cell>
              <table:table-cell office:value-type="float" office:value="0.653206">
                <text:p>0.653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93">
                <text:p>0.670793</text:p>
              </table:table-cell>
              <table:table-cell office:value-type="float" office:value="0.649617">
                <text:p>0.64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8489">
                <text:p>0.668489</text:p>
              </table:table-cell>
              <table:table-cell office:value-type="float" office:value="0.646348">
                <text:p>0.646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2397">
                <text:p>0.672397</text:p>
              </table:table-cell>
              <table:table-cell office:value-type="float" office:value="0.647333">
                <text:p>0.647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9178">
                <text:p>0.669178</text:p>
              </table:table-cell>
              <table:table-cell office:value-type="float" office:value="0.64864">
                <text:p>0.64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38">
                <text:p>0.6638</text:p>
              </table:table-cell>
              <table:table-cell office:value-type="float" office:value="0.648539">
                <text:p>0.648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54cm" svg:height="13.811cm" xlink:href=".." xlink:type="simple" chart:class="chart:line" chart:style-name="ch1">
        <chart:title svg:x="10.196cm" svg:y="0.412cm" chart:style-name="ch2">
          <text:p>RNN (w/out vs with)</text:p>
        </chart:title>
        <chart:legend chart:legend-position="end" svg:x="21.861cm" svg:y="6.108cm" style:legend-expansion="high" chart:style-name="ch3"/>
        <chart:plot-area chart:style-name="ch4" table:cell-range-address="'F1-mean'.U2:'F1-mean'.U15 'F1-mean'.AG2:'F1-mean'.AG20 'F1-mean'.AH2:'F1-mean'.AH15" chart:data-source-has-labels="row" svg:x="0.491cm" svg:y="1.467cm" svg:width="20.879cm" svg:height="12.068cm">
          <chart:coordinate-region svg:x="1.403cm" svg:y="1.667cm" svg:width="19.967cm" svg:height="11.2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G3:'F1-mean'.AG20" chart:label-cell-address="'F1-mean'.AG2:'F1-mean'.AG2" chart:class="chart:line">
            <chart:data-point chart:repeated="18"/>
          </chart:series>
          <chart:series chart:style-name="ch10" chart:values-cell-range-address="'F1-mean'.AH3:'F1-mean'.AH15" chart:label-cell-address="'F1-mean'.AH2:'F1-mean'.AH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2_2</text:p>
                <draw:g>
                  <svg:desc>'F1-mean'.AH2:'F1-mean'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  <table:table-cell office:value-type="float" office:value="0.687426">
                <text:p>0.687426</text:p>
                <draw:g>
                  <svg:desc>'F1-mean'.AH3:'F1-mean'.A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89758">
                <text:p>0.689758</text:p>
              </table:table-cell>
              <table:table-cell office:value-type="float" office:value="0.632454">
                <text:p>0.632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94372">
                <text:p>0.694372</text:p>
              </table:table-cell>
              <table:table-cell office:value-type="float" office:value="0.697956">
                <text:p>0.697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88421">
                <text:p>0.688421</text:p>
              </table:table-cell>
              <table:table-cell office:value-type="float" office:value="0.685246">
                <text:p>0.685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93834">
                <text:p>0.693834</text:p>
              </table:table-cell>
              <table:table-cell office:value-type="float" office:value="0.691541">
                <text:p>0.691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96921">
                <text:p>0.696921</text:p>
              </table:table-cell>
              <table:table-cell office:value-type="float" office:value="0.68646">
                <text:p>0.68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93133">
                <text:p>0.693133</text:p>
              </table:table-cell>
              <table:table-cell office:value-type="float" office:value="0.69689">
                <text:p>0.69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8421">
                <text:p>0.67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6679">
                <text:p>0.6966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v12 w/out vs with random frames</text:p>
        </chart:title>
        <chart:legend chart:legend-position="end" svg:x="13.307cm" svg:y="3.703cm" style:legend-expansion="high" chart:style-name="ch3"/>
        <chart:plot-area chart:style-name="ch4" table:cell-range-address="'F1-mean'.AG2:'F1-mean'.AG20 'F1-mean'.AH2:'F1-mean'.AH14 'F1-mean'.AQ2:'F1-mean'.AQ19" chart:data-source-has-labels="row" svg:x="0.32cm" svg:y="1.275cm" svg:width="12.667cm" svg:height="7.545cm">
          <chart:coordinate-region svg:x="1.232cm" svg:y="1.474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G3:'F1-mean'.AG20" chart:label-cell-address="'F1-mean'.AG2:'F1-mean'.AG2" chart:class="chart:line">
            <chart:data-point chart:repeated="18"/>
          </chart:series>
          <chart:series chart:style-name="ch9" chart:values-cell-range-address="'F1-mean'.AH3:'F1-mean'.AH14" chart:label-cell-address="'F1-mean'.AH2:'F1-mean'.AH2" chart:class="chart:line">
            <chart:data-point chart:repeated="12"/>
          </chart:series>
          <chart:series chart:style-name="ch10" chart:values-cell-range-address="'F1-mean'.AQ3:'F1-mean'.AQ19" chart:label-cell-address="'F1-mean'.AQ2:'F1-mean'.AQ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2_2</text:p>
                <draw:g>
                  <svg:desc>'F1-mean'.AH2:'F1-mean'.AH2</svg:desc>
                </draw:g>
              </table:table-cell>
              <table:table-cell office:value-type="string">
                <text:p>v17</text:p>
                <draw:g>
                  <svg:desc>'F1-mean'.AQ2:'F1-mean'.A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  <table:table-cell office:value-type="float" office:value="0.687426">
                <text:p>0.687426</text:p>
                <draw:g>
                  <svg:desc>'F1-mean'.AH3:'F1-mean'.AH14</svg:desc>
                </draw:g>
              </table:table-cell>
              <table:table-cell office:value-type="float" office:value="0.673109">
                <text:p>0.673109</text:p>
                <draw:g>
                  <svg:desc>'F1-mean'.AQ3:'F1-mean'.AQ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9758">
                <text:p>0.689758</text:p>
              </table:table-cell>
              <table:table-cell office:value-type="float" office:value="0.632454">
                <text:p>0.632454</text:p>
              </table:table-cell>
              <table:table-cell office:value-type="float" office:value="0.692285">
                <text:p>0.692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4372">
                <text:p>0.694372</text:p>
              </table:table-cell>
              <table:table-cell office:value-type="float" office:value="0.697956">
                <text:p>0.697956</text:p>
              </table:table-cell>
              <table:table-cell office:value-type="float" office:value="0.661156">
                <text:p>0.661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421">
                <text:p>0.688421</text:p>
              </table:table-cell>
              <table:table-cell office:value-type="float" office:value="0.685246">
                <text:p>0.685246</text:p>
              </table:table-cell>
              <table:table-cell office:value-type="float" office:value="0.689112">
                <text:p>0.689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834">
                <text:p>0.693834</text:p>
              </table:table-cell>
              <table:table-cell office:value-type="float" office:value="0.691541">
                <text:p>0.691541</text:p>
              </table:table-cell>
              <table:table-cell office:value-type="float" office:value="0.681712">
                <text:p>0.68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6921">
                <text:p>0.696921</text:p>
              </table:table-cell>
              <table:table-cell office:value-type="float" office:value="0.68646">
                <text:p>0.68646</text:p>
              </table:table-cell>
              <table:table-cell office:value-type="float" office:value="0.686425">
                <text:p>0.686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133">
                <text:p>0.693133</text:p>
              </table:table-cell>
              <table:table-cell office:value-type="float" office:value="0.69689">
                <text:p>0.69689</text:p>
              </table:table-cell>
              <table:table-cell office:value-type="float" office:value="0.680892">
                <text:p>0.680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  <table:table-cell office:value-type="float" office:value="0.684578">
                <text:p>0.684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  <table:table-cell office:value-type="float" office:value="0.691102">
                <text:p>0.691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  <table:table-cell office:value-type="float" office:value="0.660321">
                <text:p>0.660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  <table:table-cell office:value-type="float" office:value="0.664614">
                <text:p>0.664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8421">
                <text:p>0.67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6679">
                <text:p>0.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55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18cm" svg:height="10.508cm" xlink:href=".." xlink:type="simple" chart:class="chart:line" chart:style-name="ch1">
        <chart:title svg:x="5.116cm" svg:y="0.346cm" chart:style-name="ch2">
          <text:p>v5_6_2 vs v5_6_5 (double softmax yes/no)</text:p>
        </chart:title>
        <chart:legend chart:legend-position="end" svg:x="16.41cm" svg:y="3.959cm" style:legend-expansion="high" chart:style-name="ch3"/>
        <chart:plot-area chart:style-name="ch4" table:cell-range-address="'F1-mean'.U2:'F1-mean'.U15 'F1-mean'.AK2:'F1-mean'.AK17 'F1-mean'.AO2:'F1-mean'.AO17 'F1-mean'.AG2:'F1-mean'.AG18 'F1-mean'.AR2:'F1-mean'.AR15" chart:data-source-has-labels="row" svg:x="0.378cm" svg:y="1.335cm" svg:width="15.654cm" svg:height="8.963cm">
          <chart:coordinate-region svg:x="1.29cm" svg:y="1.335cm" svg:width="14.742cm" svg:height="8.317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F1-mean'.U3:'F1-mean'.U15" chart:label-cell-address="'F1-mean'.U2:'F1-mean'.U2" chart:class="chart:line">
            <chart:data-point chart:repeated="13"/>
          </chart:series>
          <chart:series chart:style-name="ch10" chart:values-cell-range-address="'F1-mean'.AK3:'F1-mean'.AK17" chart:label-cell-address="'F1-mean'.AK2:'F1-mean'.AK2" chart:class="chart:line">
            <chart:data-point chart:repeated="15"/>
          </chart:series>
          <chart:series chart:style-name="ch11" chart:values-cell-range-address="'F1-mean'.AO3:'F1-mean'.AO17" chart:label-cell-address="'F1-mean'.AO2:'F1-mean'.AO2" chart:class="chart:line">
            <chart:data-point chart:repeated="15"/>
          </chart:series>
          <chart:series chart:style-name="ch12" chart:values-cell-range-address="'F1-mean'.AG3:'F1-mean'.AG18" chart:label-cell-address="'F1-mean'.AG2:'F1-mean'.AG2" chart:class="chart:line">
            <chart:data-point chart:repeated="16"/>
          </chart:series>
          <chart:series chart:style-name="ch13" chart:values-cell-range-address="'F1-mean'.AR3:'F1-mean'.AR15" chart:label-cell-address="'F1-mean'.AR2:'F1-mean'.AR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5_6_5</text:p>
                <draw:g>
                  <svg:desc>'F1-mean'.AO2:'F1-mean'.AO2</svg:desc>
                </draw:g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5</text:p>
                <draw:g>
                  <svg:desc>'F1-mean'.AR2:'F1-mean'.A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568131">
                <text:p>0.568131</text:p>
                <draw:g>
                  <svg:desc>'F1-mean'.AO3:'F1-mean'.AO17</svg:desc>
                </draw:g>
              </table:table-cell>
              <table:table-cell office:value-type="float" office:value="0.692973">
                <text:p>0.692973</text:p>
                <draw:g>
                  <svg:desc>'F1-mean'.AG3:'F1-mean'.AG18</svg:desc>
                </draw:g>
              </table:table-cell>
              <table:table-cell office:value-type="float" office:value="0.685378">
                <text:p>0.685378</text:p>
                <draw:g>
                  <svg:desc>'F1-mean'.AR3:'F1-mean'.AR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  <table:table-cell office:value-type="float" office:value="0.614736">
                <text:p>0.614736</text:p>
              </table:table-cell>
              <table:table-cell office:value-type="float" office:value="0.689758">
                <text:p>0.689758</text:p>
              </table:table-cell>
              <table:table-cell office:value-type="float" office:value="0.667529">
                <text:p>0.667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  <table:table-cell office:value-type="float" office:value="0.646176">
                <text:p>0.646176</text:p>
              </table:table-cell>
              <table:table-cell office:value-type="float" office:value="0.694372">
                <text:p>0.694372</text:p>
              </table:table-cell>
              <table:table-cell office:value-type="float" office:value="0.688554">
                <text:p>0.688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  <table:table-cell office:value-type="float" office:value="0.65809">
                <text:p>0.65809</text:p>
              </table:table-cell>
              <table:table-cell office:value-type="float" office:value="0.688421">
                <text:p>0.688421</text:p>
              </table:table-cell>
              <table:table-cell office:value-type="float" office:value="0.672658">
                <text:p>0.67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  <table:table-cell office:value-type="float" office:value="0.658011">
                <text:p>0.658011</text:p>
              </table:table-cell>
              <table:table-cell office:value-type="float" office:value="0.693834">
                <text:p>0.693834</text:p>
              </table:table-cell>
              <table:table-cell office:value-type="float" office:value="0.686589">
                <text:p>0.68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  <table:table-cell office:value-type="float" office:value="0.668309">
                <text:p>0.668309</text:p>
              </table:table-cell>
              <table:table-cell office:value-type="float" office:value="0.696921">
                <text:p>0.696921</text:p>
              </table:table-cell>
              <table:table-cell office:value-type="float" office:value="0.662357">
                <text:p>0.662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  <table:table-cell office:value-type="float" office:value="0.667142">
                <text:p>0.667142</text:p>
              </table:table-cell>
              <table:table-cell office:value-type="float" office:value="0.693133">
                <text:p>0.69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  <table:table-cell office:value-type="float" office:value="0.63771">
                <text:p>0.63771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  <table:table-cell office:value-type="float" office:value="0.658111">
                <text:p>0.658111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  <table:table-cell office:value-type="float" office:value="0.650885">
                <text:p>0.650885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  <table:table-cell office:value-type="float" office:value="0.666448">
                <text:p>0.666448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  <table:table-cell office:value-type="float" office:value="NaN">
                <text:p>NaN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  <table:table-cell office:value-type="float" office:value="NaN">
                <text:p>NaN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